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9.65pt"/>
    </style:style>
    <style:style style:name="co2" style:family="table-column">
      <style:table-column-properties fo:break-before="auto" style:column-width="71.66pt"/>
    </style:style>
    <style:style style:name="co3" style:family="table-column">
      <style:table-column-properties fo:break-before="auto" style:column-width="78.94pt"/>
    </style:style>
    <style:style style:name="co4" style:family="table-column">
      <style:table-column-properties fo:break-before="auto" style:column-width="80.96pt"/>
    </style:style>
    <style:style style:name="co5" style:family="table-column">
      <style:table-column-properties fo:break-before="auto" style:column-width="86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MT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4">
      <style:table-cell-properties fo:border-bottom="0.06pt solid #000000" style:text-align-source="fix" style:repeat-content="false" fo:border-left="0.06pt solid #000000" fo:border-right="0.65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MT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65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MT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order-bottom="0.06pt solid #000000" fo:border-left="0.65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MT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 style:data-style-name="N11">
      <style:table-cell-properties fo:border="0.06pt solid #000000"/>
      <style:text-properties style:use-window-font-color="true" style:text-outline="false" style:text-line-through-style="none" style:text-line-through-type="none" style:font-name="Arial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border-bottom="0.06pt solid #000000" fo:border-left="0.65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MT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65pt solid #000000" fo:border-top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MT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column table:style-name="co4" table:default-cell-style-name="ce6"/>
        <table:table-column table:style-name="co3" table:default-cell-style-name="ce9"/>
        <table:table-column table:style-name="co4" table:default-cell-style-name="ce6"/>
        <table:table-column table:style-name="co3" table:default-cell-style-name="ce9"/>
        <table:table-column table:style-name="co4" table:default-cell-style-name="ce6"/>
        <table:table-column table:style-name="co3" table:default-cell-style-name="ce9"/>
        <table:table-column table:style-name="co4" table:default-cell-style-name="ce6"/>
        <table:table-column table:style-name="co3" table:default-cell-style-name="ce9"/>
        <table:table-column table:style-name="co4" table:default-cell-style-name="ce6"/>
        <table:table-column table:style-name="co3" table:default-cell-style-name="ce9"/>
        <table:table-column table:style-name="co4" table:default-cell-style-name="ce6"/>
        <table:table-column table:style-name="co3" table:default-cell-style-name="ce9"/>
        <table:table-column table:style-name="co4" table:default-cell-style-name="ce6"/>
        <table:table-column table:style-name="co3" table:default-cell-style-name="ce9"/>
        <table:table-column table:style-name="co4" table:default-cell-style-name="ce6"/>
        <table:table-column table:style-name="co3" table:default-cell-style-name="ce9"/>
        <table:table-column table:style-name="co4" table:default-cell-style-name="ce6"/>
        <table:table-column table:style-name="co3" table:default-cell-style-name="ce9"/>
        <table:table-column table:style-name="co4" table:default-cell-style-name="ce6"/>
        <table:table-column table:style-name="co3" table:default-cell-style-name="ce9"/>
        <table:table-column table:style-name="co4" table:default-cell-style-name="ce6"/>
        <table:table-column table:style-name="co3" table:default-cell-style-name="ce9"/>
        <table:table-column table:style-name="co5" table:default-cell-style-name="ce6"/>
        <table:table-column table:style-name="co3" table:default-cell-style-name="ce9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JANUARY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FEBRUARY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MARCH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APRIL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MAY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JUNE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JU;Y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AUGUST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SEPTEMBER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OCTOBER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NOVEMBER</text:p>
          </table:table-cell>
          <table:covered-table-cell table:style-name="ce8"/>
          <table:table-cell table:style-name="ce4" office:value-type="string" calcext:value-type="string" table:number-columns-spanned="2" table:number-rows-spanned="1">
            <text:p>DECEMBER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TOTAL</text:p>
          </table:table-cell>
          <table:covered-table-cell table:style-name="ce8"/>
        </table:table-row>
        <table:table-row table:style-name="ro2">
          <table:table-cell table:style-name="ce1"/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% of Income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% of Income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% of Income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% of Income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% of Income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% of Income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% of Income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% of Income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% of Income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% of Income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% of Income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% of Income</text:p>
          </table:table-cell>
          <table:table-cell table:style-name="ce5" office:value-type="string" calcext:value-type="string">
            <text:p>Current</text:p>
          </table:table-cell>
          <table:table-cell table:style-name="ce5" office:value-type="string" calcext:value-type="string">
            <text:p>% of Income</text:p>
          </table:table-cell>
        </table:table-row>
        <table:table-row table:style-name="ro3">
          <table:table-cell office:value-type="string" calcext:value-type="string">
            <text:p>Income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</table:table-row>
        <table:table-row table:style-name="ro3">
          <table:table-cell office:value-type="string" calcext:value-type="string">
            <text:p>   Sales</text:p>
          </table:table-cell>
          <table:table-cell office:value-type="float" office:value="854149.23" calcext:value-type="float">
            <text:p>854149.23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275867.9" calcext:value-type="float">
            <text:p>1275867.9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813237.64" calcext:value-type="float">
            <text:p>1813237.64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479607.24" calcext:value-type="float">
            <text:p>2479607.24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247221.01" calcext:value-type="float">
            <text:p>2247221.0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158407.51" calcext:value-type="float">
            <text:p>2158407.5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063145.7" calcext:value-type="float">
            <text:p>2063145.7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045948.9" calcext:value-type="float">
            <text:p>2045948.9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569221.46" calcext:value-type="float">
            <text:p>2569221.46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869602.75" calcext:value-type="float">
            <text:p>1869602.75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637299.23" calcext:value-type="float">
            <text:p>1637299.23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025588.9" calcext:value-type="float">
            <text:p>1025588.9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22039297.47" calcext:value-type="float">
            <text:p>22039297.47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3">
          <table:table-cell office:value-type="string" calcext:value-type="string">
            <text:p>Total Income</text:p>
          </table:table-cell>
          <table:table-cell table:style-name="ce7" office:value-type="currency" office:currency="USD" office:value="854149.23" calcext:value-type="currency">
            <text:p>$854,149.23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7" office:value-type="currency" office:currency="USD" office:value="1275867.9" calcext:value-type="currency">
            <text:p>$1,275,867.90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7" office:value-type="currency" office:currency="USD" office:value="1813237.64" calcext:value-type="currency">
            <text:p>$1,813,237.64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7" office:value-type="currency" office:currency="USD" office:value="2479607.24" calcext:value-type="currency">
            <text:p>$2,479,607.24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7" office:value-type="currency" office:currency="USD" office:value="2247221.01" calcext:value-type="currency">
            <text:p>$2,247,221.01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7" office:value-type="currency" office:currency="USD" office:value="2158407.51" calcext:value-type="currency">
            <text:p>$2,158,407.51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7" office:value-type="currency" office:currency="USD" office:value="2063145.7" calcext:value-type="currency">
            <text:p>$2,063,145.70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7" office:value-type="currency" office:currency="USD" office:value="2045948.9" calcext:value-type="currency">
            <text:p>$2,045,948.90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7" office:value-type="currency" office:currency="USD" office:value="2569221.46" calcext:value-type="currency">
            <text:p>$2,569,221.4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7" office:value-type="currency" office:currency="USD" office:value="1869602.75" calcext:value-type="currency">
            <text:p>$1,869,602.75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7" office:value-type="currency" office:currency="USD" office:value="1637299.23" calcext:value-type="currency">
            <text:p>$1,637,299.23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7" office:value-type="currency" office:currency="USD" office:value="1025588.9" calcext:value-type="currency">
            <text:p>$1,025,588.90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7" office:value-type="currency" office:currency="USD" office:value="22039297.47" calcext:value-type="currency">
            <text:p>$22,039,297.47</text:p>
          </table:table-cell>
          <table:table-cell table:style-name="ce10" office:value-type="percentage" office:value="1" calcext:value-type="percentage">
            <text:p>100.00%</text:p>
          </table:table-cell>
        </table:table-row>
        <table:table-row table:style-name="ro3">
          <table:table-cell office:value-type="string" calcext:value-type="string">
            <text:p>Cost of Goods Sold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</table:table-row>
        <table:table-row table:style-name="ro3">
          <table:table-cell office:value-type="string" calcext:value-type="string">
            <text:p>   Cost of Goods Sold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      400 Design &amp; Art COGS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         400 Design Payroll</text:p>
          </table:table-cell>
          <table:table-cell office:value-type="float" office:value="33221.42" calcext:value-type="float">
            <text:p>33221.42</text:p>
          </table:table-cell>
          <table:table-cell office:value-type="percentage" office:value="0.0389" calcext:value-type="percentage">
            <text:p>3.89%</text:p>
          </table:table-cell>
          <table:table-cell office:value-type="float" office:value="42119.54" calcext:value-type="float">
            <text:p>42119.54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50581.15" calcext:value-type="float">
            <text:p>50581.15</text:p>
          </table:table-cell>
          <table:table-cell office:value-type="percentage" office:value="0.0279" calcext:value-type="percentage">
            <text:p>2.79%</text:p>
          </table:table-cell>
          <table:table-cell office:value-type="float" office:value="55368.37" calcext:value-type="float">
            <text:p>55368.37</text:p>
          </table:table-cell>
          <table:table-cell office:value-type="percentage" office:value="0.0223" calcext:value-type="percentage">
            <text:p>2.23%</text:p>
          </table:table-cell>
          <table:table-cell office:value-type="float" office:value="74267.9" calcext:value-type="float">
            <text:p>74267.9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63332.88" calcext:value-type="float">
            <text:p>63332.88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76395.33" calcext:value-type="float">
            <text:p>76395.33</text:p>
          </table:table-cell>
          <table:table-cell office:value-type="percentage" office:value="0.037" calcext:value-type="percentage">
            <text:p>3.70%</text:p>
          </table:table-cell>
          <table:table-cell office:value-type="float" office:value="51576.14" calcext:value-type="float">
            <text:p>51576.14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53656.06" calcext:value-type="float">
            <text:p>53656.06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71206.68" calcext:value-type="float">
            <text:p>71206.68</text:p>
          </table:table-cell>
          <table:table-cell office:value-type="percentage" office:value="0.0381" calcext:value-type="percentage">
            <text:p>3.81%</text:p>
          </table:table-cell>
          <table:table-cell office:value-type="float" office:value="54356.85" calcext:value-type="float">
            <text:p>54356.85</text:p>
          </table:table-cell>
          <table:table-cell office:value-type="percentage" office:value="0.0332" calcext:value-type="percentage">
            <text:p>3.32%</text:p>
          </table:table-cell>
          <table:table-cell office:value-type="float" office:value="37618.13" calcext:value-type="float">
            <text:p>37618.13</text:p>
          </table:table-cell>
          <table:table-cell office:value-type="percentage" office:value="0.0367" calcext:value-type="percentage">
            <text:p>3.67%</text:p>
          </table:table-cell>
          <table:table-cell office:value-type="float" office:value="663700.45" calcext:value-type="float">
            <text:p>663700.45</text:p>
          </table:table-cell>
          <table:table-cell office:value-type="percentage" office:value="0.0301" calcext:value-type="percentage">
            <text:p>3.01%</text:p>
          </table:table-cell>
        </table:table-row>
        <table:table-row table:style-name="ro3">
          <table:table-cell office:value-type="string" calcext:value-type="string">
            <text:p>         400.2 Design Subcontractors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1560" calcext:value-type="float">
            <text:p>1560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2487" calcext:value-type="float">
            <text:p>2487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3585" calcext:value-type="float">
            <text:p>3585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2842" calcext:value-type="float">
            <text:p>2842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934" calcext:value-type="float">
            <text:p>1934</text:p>
          </table:table-cell>
          <table:table-cell office:value-type="percentage" office:value="0.0009" calcext:value-type="percentage">
            <text:p>0.09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12408" calcext:value-type="float">
            <text:p>12408</text:p>
          </table:table-cell>
          <table:table-cell office:value-type="percentage" office:value="0.0006" calcext:value-type="percentage">
            <text:p>0.06%</text:p>
          </table:table-cell>
        </table:table-row>
        <table:table-row table:style-name="ro3">
          <table:table-cell office:value-type="string" calcext:value-type="string">
            <text:p>      Total 400 Design &amp; Art COGS</text:p>
          </table:table-cell>
          <table:table-cell table:style-name="ce7" office:value-type="currency" office:currency="USD" office:value="33221.42" calcext:value-type="currency">
            <text:p>$33,221.42</text:p>
          </table:table-cell>
          <table:table-cell table:style-name="ce10" office:value-type="percentage" office:value="0.0389" calcext:value-type="percentage">
            <text:p>3.89%</text:p>
          </table:table-cell>
          <table:table-cell table:style-name="ce7" office:value-type="currency" office:currency="USD" office:value="42119.54" calcext:value-type="currency">
            <text:p>$42,119.54</text:p>
          </table:table-cell>
          <table:table-cell table:style-name="ce10" office:value-type="percentage" office:value="0.033" calcext:value-type="percentage">
            <text:p>3.30%</text:p>
          </table:table-cell>
          <table:table-cell table:style-name="ce7" office:value-type="currency" office:currency="USD" office:value="52141.15" calcext:value-type="currency">
            <text:p>$52,141.15</text:p>
          </table:table-cell>
          <table:table-cell table:style-name="ce10" office:value-type="percentage" office:value="0.0288" calcext:value-type="percentage">
            <text:p>2.88%</text:p>
          </table:table-cell>
          <table:table-cell table:style-name="ce7" office:value-type="currency" office:currency="USD" office:value="57855.37" calcext:value-type="currency">
            <text:p>$57,855.37</text:p>
          </table:table-cell>
          <table:table-cell table:style-name="ce10" office:value-type="percentage" office:value="0.0233" calcext:value-type="percentage">
            <text:p>2.33%</text:p>
          </table:table-cell>
          <table:table-cell table:style-name="ce7" office:value-type="currency" office:currency="USD" office:value="77852.9" calcext:value-type="currency">
            <text:p>$77,852.90</text:p>
          </table:table-cell>
          <table:table-cell table:style-name="ce10" office:value-type="percentage" office:value="0.0346" calcext:value-type="percentage">
            <text:p>3.46%</text:p>
          </table:table-cell>
          <table:table-cell table:style-name="ce7" office:value-type="currency" office:currency="USD" office:value="66174.88" calcext:value-type="currency">
            <text:p>$66,174.88</text:p>
          </table:table-cell>
          <table:table-cell table:style-name="ce10" office:value-type="percentage" office:value="0.0307" calcext:value-type="percentage">
            <text:p>3.07%</text:p>
          </table:table-cell>
          <table:table-cell table:style-name="ce7" office:value-type="currency" office:currency="USD" office:value="78329.33" calcext:value-type="currency">
            <text:p>$78,329.33</text:p>
          </table:table-cell>
          <table:table-cell table:style-name="ce10" office:value-type="percentage" office:value="0.038" calcext:value-type="percentage">
            <text:p>3.80%</text:p>
          </table:table-cell>
          <table:table-cell table:style-name="ce7" office:value-type="currency" office:currency="USD" office:value="51576.14" calcext:value-type="currency">
            <text:p>$51,576.14</text:p>
          </table:table-cell>
          <table:table-cell table:style-name="ce10" office:value-type="percentage" office:value="0.0252" calcext:value-type="percentage">
            <text:p>2.52%</text:p>
          </table:table-cell>
          <table:table-cell table:style-name="ce7" office:value-type="currency" office:currency="USD" office:value="53656.06" calcext:value-type="currency">
            <text:p>$53,656.06</text:p>
          </table:table-cell>
          <table:table-cell table:style-name="ce10" office:value-type="percentage" office:value="0.0209" calcext:value-type="percentage">
            <text:p>2.09%</text:p>
          </table:table-cell>
          <table:table-cell table:style-name="ce7" office:value-type="currency" office:currency="USD" office:value="71206.68" calcext:value-type="currency">
            <text:p>$71,206.68</text:p>
          </table:table-cell>
          <table:table-cell table:style-name="ce10" office:value-type="percentage" office:value="0.0381" calcext:value-type="percentage">
            <text:p>3.81%</text:p>
          </table:table-cell>
          <table:table-cell table:style-name="ce7" office:value-type="currency" office:currency="USD" office:value="54356.85" calcext:value-type="currency">
            <text:p>$54,356.85</text:p>
          </table:table-cell>
          <table:table-cell table:style-name="ce10" office:value-type="percentage" office:value="0.0332" calcext:value-type="percentage">
            <text:p>3.32%</text:p>
          </table:table-cell>
          <table:table-cell table:style-name="ce7" office:value-type="currency" office:currency="USD" office:value="37618.13" calcext:value-type="currency">
            <text:p>$37,618.13</text:p>
          </table:table-cell>
          <table:table-cell table:style-name="ce10" office:value-type="percentage" office:value="0.0367" calcext:value-type="percentage">
            <text:p>3.67%</text:p>
          </table:table-cell>
          <table:table-cell table:style-name="ce7" office:value-type="currency" office:currency="USD" office:value="676108.45" calcext:value-type="currency">
            <text:p>$676,108.45</text:p>
          </table:table-cell>
          <table:table-cell table:style-name="ce10" office:value-type="percentage" office:value="0.0307" calcext:value-type="percentage">
            <text:p>3.07%</text:p>
          </table:table-cell>
        </table:table-row>
        <table:table-row table:style-name="ro3">
          <table:table-cell office:value-type="string" calcext:value-type="string">
            <text:p>      450 Production Management COGS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         450 Production Management Payroll</text:p>
          </table:table-cell>
          <table:table-cell office:value-type="float" office:value="24696.01" calcext:value-type="float">
            <text:p>24696.01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26864.73" calcext:value-type="float">
            <text:p>26864.73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26425.88" calcext:value-type="float">
            <text:p>26425.88</text:p>
          </table:table-cell>
          <table:table-cell office:value-type="percentage" office:value="0.0146" calcext:value-type="percentage">
            <text:p>1.46%</text:p>
          </table:table-cell>
          <table:table-cell office:value-type="float" office:value="27058.82" calcext:value-type="float">
            <text:p>27058.82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33515.3" calcext:value-type="float">
            <text:p>33515.3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25865.4" calcext:value-type="float">
            <text:p>25865.4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33879.77" calcext:value-type="float">
            <text:p>33879.77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27245.07" calcext:value-type="float">
            <text:p>27245.07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31651.59" calcext:value-type="float">
            <text:p>31651.59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39098.64" calcext:value-type="float">
            <text:p>39098.64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27230.05" calcext:value-type="float">
            <text:p>27230.05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18545.49" calcext:value-type="float">
            <text:p>18545.49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342076.75" calcext:value-type="float">
            <text:p>342076.75</text:p>
          </table:table-cell>
          <table:table-cell office:value-type="percentage" office:value="0.0155" calcext:value-type="percentage">
            <text:p>1.55%</text:p>
          </table:table-cell>
        </table:table-row>
        <table:table-row table:style-name="ro3">
          <table:table-cell office:value-type="string" calcext:value-type="string">
            <text:p>      Total 450 Production Management COGS</text:p>
          </table:table-cell>
          <table:table-cell table:style-name="ce7" office:value-type="currency" office:currency="USD" office:value="24696.01" calcext:value-type="currency">
            <text:p>$24,696.01</text:p>
          </table:table-cell>
          <table:table-cell table:style-name="ce10" office:value-type="percentage" office:value="0.0289" calcext:value-type="percentage">
            <text:p>2.89%</text:p>
          </table:table-cell>
          <table:table-cell table:style-name="ce7" office:value-type="currency" office:currency="USD" office:value="26864.73" calcext:value-type="currency">
            <text:p>$26,864.73</text:p>
          </table:table-cell>
          <table:table-cell table:style-name="ce10" office:value-type="percentage" office:value="0.0211" calcext:value-type="percentage">
            <text:p>2.11%</text:p>
          </table:table-cell>
          <table:table-cell table:style-name="ce7" office:value-type="currency" office:currency="USD" office:value="26425.88" calcext:value-type="currency">
            <text:p>$26,425.88</text:p>
          </table:table-cell>
          <table:table-cell table:style-name="ce10" office:value-type="percentage" office:value="0.0146" calcext:value-type="percentage">
            <text:p>1.46%</text:p>
          </table:table-cell>
          <table:table-cell table:style-name="ce7" office:value-type="currency" office:currency="USD" office:value="27058.82" calcext:value-type="currency">
            <text:p>$27,058.82</text:p>
          </table:table-cell>
          <table:table-cell table:style-name="ce10" office:value-type="percentage" office:value="0.0109" calcext:value-type="percentage">
            <text:p>1.09%</text:p>
          </table:table-cell>
          <table:table-cell table:style-name="ce7" office:value-type="currency" office:currency="USD" office:value="33515.3" calcext:value-type="currency">
            <text:p>$33,515.30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7" office:value-type="currency" office:currency="USD" office:value="25865.4" calcext:value-type="currency">
            <text:p>$25,865.40</text:p>
          </table:table-cell>
          <table:table-cell table:style-name="ce10" office:value-type="percentage" office:value="0.012" calcext:value-type="percentage">
            <text:p>1.20%</text:p>
          </table:table-cell>
          <table:table-cell table:style-name="ce7" office:value-type="currency" office:currency="USD" office:value="33879.77" calcext:value-type="currency">
            <text:p>$33,879.77</text:p>
          </table:table-cell>
          <table:table-cell table:style-name="ce10" office:value-type="percentage" office:value="0.0164" calcext:value-type="percentage">
            <text:p>1.64%</text:p>
          </table:table-cell>
          <table:table-cell table:style-name="ce7" office:value-type="currency" office:currency="USD" office:value="27245.07" calcext:value-type="currency">
            <text:p>$27,245.07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7" office:value-type="currency" office:currency="USD" office:value="31651.59" calcext:value-type="currency">
            <text:p>$31,651.59</text:p>
          </table:table-cell>
          <table:table-cell table:style-name="ce10" office:value-type="percentage" office:value="0.0123" calcext:value-type="percentage">
            <text:p>1.23%</text:p>
          </table:table-cell>
          <table:table-cell table:style-name="ce7" office:value-type="currency" office:currency="USD" office:value="39098.64" calcext:value-type="currency">
            <text:p>$39,098.64</text:p>
          </table:table-cell>
          <table:table-cell table:style-name="ce10" office:value-type="percentage" office:value="0.0209" calcext:value-type="percentage">
            <text:p>2.09%</text:p>
          </table:table-cell>
          <table:table-cell table:style-name="ce7" office:value-type="currency" office:currency="USD" office:value="27230.05" calcext:value-type="currency">
            <text:p>$27,230.05</text:p>
          </table:table-cell>
          <table:table-cell table:style-name="ce10" office:value-type="percentage" office:value="0.0166" calcext:value-type="percentage">
            <text:p>1.66%</text:p>
          </table:table-cell>
          <table:table-cell table:style-name="ce7" office:value-type="currency" office:currency="USD" office:value="18545.49" calcext:value-type="currency">
            <text:p>$18,545.49</text:p>
          </table:table-cell>
          <table:table-cell table:style-name="ce10" office:value-type="percentage" office:value="0.0181" calcext:value-type="percentage">
            <text:p>1.81%</text:p>
          </table:table-cell>
          <table:table-cell table:style-name="ce7" office:value-type="currency" office:currency="USD" office:value="342076.75" calcext:value-type="currency">
            <text:p>$342,076.75</text:p>
          </table:table-cell>
          <table:table-cell table:style-name="ce10" office:value-type="percentage" office:value="0.0155" calcext:value-type="percentage">
            <text:p>1.55%</text:p>
          </table:table-cell>
        </table:table-row>
        <table:table-row table:style-name="ro3">
          <table:table-cell office:value-type="string" calcext:value-type="string">
            <text:p>      455 Subcontractor Management COGS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         455 Subcontractor Management Payoll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4243.95" calcext:value-type="float">
            <text:p>4243.95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5151.98" calcext:value-type="float">
            <text:p>5151.98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4666.15" calcext:value-type="float">
            <text:p>4666.15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2490.67" calcext:value-type="float">
            <text:p>2490.67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2012.13" calcext:value-type="float">
            <text:p>2012.13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18564.88" calcext:value-type="float">
            <text:p>18564.88</text:p>
          </table:table-cell>
          <table:table-cell office:value-type="percentage" office:value="0.0008" calcext:value-type="percentage">
            <text:p>0.08%</text:p>
          </table:table-cell>
        </table:table-row>
        <table:table-row table:style-name="ro3">
          <table:table-cell office:value-type="string" calcext:value-type="string">
            <text:p>         455.2 Screen Printing Subcontractor</text:p>
          </table:table-cell>
          <table:table-cell office:value-type="float" office:value="2810.13" calcext:value-type="float">
            <text:p>2810.13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28222.22" calcext:value-type="float">
            <text:p>28222.22</text:p>
          </table:table-cell>
          <table:table-cell office:value-type="percentage" office:value="0.0221" calcext:value-type="percentage">
            <text:p>2.21%</text:p>
          </table:table-cell>
          <table:table-cell office:value-type="float" office:value="66924.69" calcext:value-type="float">
            <text:p>66924.69</text:p>
          </table:table-cell>
          <table:table-cell office:value-type="percentage" office:value="0.0369" calcext:value-type="percentage">
            <text:p>3.69%</text:p>
          </table:table-cell>
          <table:table-cell office:value-type="float" office:value="100823.4" calcext:value-type="float">
            <text:p>100823.4</text:p>
          </table:table-cell>
          <table:table-cell office:value-type="percentage" office:value="0.0407" calcext:value-type="percentage">
            <text:p>4.07%</text:p>
          </table:table-cell>
          <table:table-cell office:value-type="float" office:value="162872.17" calcext:value-type="float">
            <text:p>162872.17</text:p>
          </table:table-cell>
          <table:table-cell office:value-type="percentage" office:value="0.0725" calcext:value-type="percentage">
            <text:p>7.25%</text:p>
          </table:table-cell>
          <table:table-cell office:value-type="float" office:value="197838.89" calcext:value-type="float">
            <text:p>197838.89</text:p>
          </table:table-cell>
          <table:table-cell office:value-type="percentage" office:value="0.0917" calcext:value-type="percentage">
            <text:p>9.17%</text:p>
          </table:table-cell>
          <table:table-cell office:value-type="float" office:value="130235.69" calcext:value-type="float">
            <text:p>130235.69</text:p>
          </table:table-cell>
          <table:table-cell office:value-type="percentage" office:value="0.0631" calcext:value-type="percentage">
            <text:p>6.31%</text:p>
          </table:table-cell>
          <table:table-cell office:value-type="float" office:value="114703.98" calcext:value-type="float">
            <text:p>114703.98</text:p>
          </table:table-cell>
          <table:table-cell office:value-type="percentage" office:value="0.0561" calcext:value-type="percentage">
            <text:p>5.61%</text:p>
          </table:table-cell>
          <table:table-cell office:value-type="float" office:value="116668.17" calcext:value-type="float">
            <text:p>116668.17</text:p>
          </table:table-cell>
          <table:table-cell office:value-type="percentage" office:value="0.0454" calcext:value-type="percentage">
            <text:p>4.54%</text:p>
          </table:table-cell>
          <table:table-cell office:value-type="float" office:value="224457.83" calcext:value-type="float">
            <text:p>224457.83</text:p>
          </table:table-cell>
          <table:table-cell office:value-type="percentage" office:value="0.1201" calcext:value-type="percentage">
            <text:p>12.01%</text:p>
          </table:table-cell>
          <table:table-cell office:value-type="float" office:value="48270.94" calcext:value-type="float">
            <text:p>48270.94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47915.14" calcext:value-type="float">
            <text:p>47915.14</text:p>
          </table:table-cell>
          <table:table-cell office:value-type="percentage" office:value="0.0467" calcext:value-type="percentage">
            <text:p>4.67%</text:p>
          </table:table-cell>
          <table:table-cell office:value-type="float" office:value="1241743.25" calcext:value-type="float">
            <text:p>1241743.25</text:p>
          </table:table-cell>
          <table:table-cell office:value-type="percentage" office:value="0.0563" calcext:value-type="percentage">
            <text:p>5.63%</text:p>
          </table:table-cell>
        </table:table-row>
        <table:table-row table:style-name="ro3">
          <table:table-cell office:value-type="string" calcext:value-type="string">
            <text:p>         455.3 Promotional Product Subcontractor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1350.63" calcext:value-type="float">
            <text:p>1350.63</text:p>
          </table:table-cell>
          <table:table-cell office:value-type="percentage" office:value="0.0005" calcext:value-type="percentage">
            <text:p>0.05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-460.89" calcext:value-type="float">
            <text:p>-460.89</text:p>
          </table:table-cell>
          <table:table-cell office:value-type="percentage" office:value="-0.0002" calcext:value-type="percentage">
            <text:p>-0.02%</text:p>
          </table:table-cell>
          <table:table-cell office:value-type="float" office:value="3144" calcext:value-type="float">
            <text:p>3144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2450.4" calcext:value-type="float">
            <text:p>2450.4</text:p>
          </table:table-cell>
          <table:table-cell office:value-type="percentage" office:value="0.0013" calcext:value-type="percentage">
            <text:p>0.13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41.26" calcext:value-type="float">
            <text:p>41.26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6525.4" calcext:value-type="float">
            <text:p>6525.4</text:p>
          </table:table-cell>
          <table:table-cell office:value-type="percentage" office:value="0.0003" calcext:value-type="percentage">
            <text:p>0.03%</text:p>
          </table:table-cell>
        </table:table-row>
        <table:table-row table:style-name="ro3">
          <table:table-cell office:value-type="string" calcext:value-type="string">
            <text:p>      Total 455 Subcontractor Management COGS</text:p>
          </table:table-cell>
          <table:table-cell table:style-name="ce7" office:value-type="currency" office:currency="USD" office:value="2810.13" calcext:value-type="currency">
            <text:p>$2,810.13</text:p>
          </table:table-cell>
          <table:table-cell table:style-name="ce10" office:value-type="percentage" office:value="0.0033" calcext:value-type="percentage">
            <text:p>0.33%</text:p>
          </table:table-cell>
          <table:table-cell table:style-name="ce7" office:value-type="currency" office:currency="USD" office:value="28222.22" calcext:value-type="currency">
            <text:p>$28,222.22</text:p>
          </table:table-cell>
          <table:table-cell table:style-name="ce10" office:value-type="percentage" office:value="0.0221" calcext:value-type="percentage">
            <text:p>2.21%</text:p>
          </table:table-cell>
          <table:table-cell table:style-name="ce7" office:value-type="currency" office:currency="USD" office:value="66924.69" calcext:value-type="currency">
            <text:p>$66,924.69</text:p>
          </table:table-cell>
          <table:table-cell table:style-name="ce10" office:value-type="percentage" office:value="0.0369" calcext:value-type="percentage">
            <text:p>3.69%</text:p>
          </table:table-cell>
          <table:table-cell table:style-name="ce7" office:value-type="currency" office:currency="USD" office:value="102174.03" calcext:value-type="currency">
            <text:p>$102,174.03</text:p>
          </table:table-cell>
          <table:table-cell table:style-name="ce10" office:value-type="percentage" office:value="0.0412" calcext:value-type="percentage">
            <text:p>4.12%</text:p>
          </table:table-cell>
          <table:table-cell table:style-name="ce7" office:value-type="currency" office:currency="USD" office:value="162872.17" calcext:value-type="currency">
            <text:p>$162,872.17</text:p>
          </table:table-cell>
          <table:table-cell table:style-name="ce10" office:value-type="percentage" office:value="0.0725" calcext:value-type="percentage">
            <text:p>7.25%</text:p>
          </table:table-cell>
          <table:table-cell table:style-name="ce7" office:value-type="currency" office:currency="USD" office:value="197838.89" calcext:value-type="currency">
            <text:p>$197,838.89</text:p>
          </table:table-cell>
          <table:table-cell table:style-name="ce10" office:value-type="percentage" office:value="0.0917" calcext:value-type="percentage">
            <text:p>9.17%</text:p>
          </table:table-cell>
          <table:table-cell table:style-name="ce7" office:value-type="currency" office:currency="USD" office:value="130235.69" calcext:value-type="currency">
            <text:p>$130,235.69</text:p>
          </table:table-cell>
          <table:table-cell table:style-name="ce10" office:value-type="percentage" office:value="0.0631" calcext:value-type="percentage">
            <text:p>6.31%</text:p>
          </table:table-cell>
          <table:table-cell table:style-name="ce7" office:value-type="currency" office:currency="USD" office:value="118487.04" calcext:value-type="currency">
            <text:p>$118,487.04</text:p>
          </table:table-cell>
          <table:table-cell table:style-name="ce10" office:value-type="percentage" office:value="0.0579" calcext:value-type="percentage">
            <text:p>5.79%</text:p>
          </table:table-cell>
          <table:table-cell table:style-name="ce7" office:value-type="currency" office:currency="USD" office:value="124964.15" calcext:value-type="currency">
            <text:p>$124,964.15</text:p>
          </table:table-cell>
          <table:table-cell table:style-name="ce10" office:value-type="percentage" office:value="0.0486" calcext:value-type="percentage">
            <text:p>4.86%</text:p>
          </table:table-cell>
          <table:table-cell table:style-name="ce7" office:value-type="currency" office:currency="USD" office:value="231574.38" calcext:value-type="currency">
            <text:p>$231,574.38</text:p>
          </table:table-cell>
          <table:table-cell table:style-name="ce10" office:value-type="percentage" office:value="0.1239" calcext:value-type="percentage">
            <text:p>12.39%</text:p>
          </table:table-cell>
          <table:table-cell table:style-name="ce7" office:value-type="currency" office:currency="USD" office:value="50761.61" calcext:value-type="currency">
            <text:p>$50,761.61</text:p>
          </table:table-cell>
          <table:table-cell table:style-name="ce10" office:value-type="percentage" office:value="0.031" calcext:value-type="percentage">
            <text:p>3.10%</text:p>
          </table:table-cell>
          <table:table-cell table:style-name="ce7" office:value-type="currency" office:currency="USD" office:value="49968.53" calcext:value-type="currency">
            <text:p>$49,968.53</text:p>
          </table:table-cell>
          <table:table-cell table:style-name="ce10" office:value-type="percentage" office:value="0.0487" calcext:value-type="percentage">
            <text:p>4.87%</text:p>
          </table:table-cell>
          <table:table-cell table:style-name="ce7" office:value-type="currency" office:currency="USD" office:value="1266833.53" calcext:value-type="currency">
            <text:p>$1,266,833.53</text:p>
          </table:table-cell>
          <table:table-cell table:style-name="ce10" office:value-type="percentage" office:value="0.0575" calcext:value-type="percentage">
            <text:p>5.75%</text:p>
          </table:table-cell>
        </table:table-row>
        <table:table-row table:style-name="ro3">
          <table:table-cell office:value-type="string" calcext:value-type="string">
            <text:p>      500 Screen Printing COGS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         500 Screen Printing  - Manual Payroll</text:p>
          </table:table-cell>
          <table:table-cell office:value-type="float" office:value="52636.35" calcext:value-type="float">
            <text:p>52636.35</text:p>
          </table:table-cell>
          <table:table-cell office:value-type="percentage" office:value="0.0616" calcext:value-type="percentage">
            <text:p>6.16%</text:p>
          </table:table-cell>
          <table:table-cell office:value-type="float" office:value="50181.5" calcext:value-type="float">
            <text:p>50181.5</text:p>
          </table:table-cell>
          <table:table-cell office:value-type="percentage" office:value="0.0393" calcext:value-type="percentage">
            <text:p>3.93%</text:p>
          </table:table-cell>
          <table:table-cell office:value-type="float" office:value="54467.58" calcext:value-type="float">
            <text:p>54467.58</text:p>
          </table:table-cell>
          <table:table-cell office:value-type="percentage" office:value="0.03" calcext:value-type="percentage">
            <text:p>3.00%</text:p>
          </table:table-cell>
          <table:table-cell office:value-type="float" office:value="64414.26" calcext:value-type="float">
            <text:p>64414.26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8506.33" calcext:value-type="float">
            <text:p>88506.33</text:p>
          </table:table-cell>
          <table:table-cell office:value-type="percentage" office:value="0.0394" calcext:value-type="percentage">
            <text:p>3.94%</text:p>
          </table:table-cell>
          <table:table-cell office:value-type="float" office:value="66056.44" calcext:value-type="float">
            <text:p>66056.44</text:p>
          </table:table-cell>
          <table:table-cell office:value-type="percentage" office:value="0.0306" calcext:value-type="percentage">
            <text:p>3.06%</text:p>
          </table:table-cell>
          <table:table-cell office:value-type="float" office:value="76672.41" calcext:value-type="float">
            <text:p>76672.41</text:p>
          </table:table-cell>
          <table:table-cell office:value-type="percentage" office:value="0.0372" calcext:value-type="percentage">
            <text:p>3.72%</text:p>
          </table:table-cell>
          <table:table-cell office:value-type="float" office:value="54864.98" calcext:value-type="float">
            <text:p>54864.98</text:p>
          </table:table-cell>
          <table:table-cell office:value-type="percentage" office:value="0.0268" calcext:value-type="percentage">
            <text:p>2.68%</text:p>
          </table:table-cell>
          <table:table-cell office:value-type="float" office:value="50215.52" calcext:value-type="float">
            <text:p>50215.52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72399.54" calcext:value-type="float">
            <text:p>72399.54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52918.02" calcext:value-type="float">
            <text:p>52918.02</text:p>
          </table:table-cell>
          <table:table-cell office:value-type="percentage" office:value="0.0323" calcext:value-type="percentage">
            <text:p>3.23%</text:p>
          </table:table-cell>
          <table:table-cell office:value-type="float" office:value="34620.18" calcext:value-type="float">
            <text:p>34620.18</text:p>
          </table:table-cell>
          <table:table-cell office:value-type="percentage" office:value="0.0338" calcext:value-type="percentage">
            <text:p>3.38%</text:p>
          </table:table-cell>
          <table:table-cell office:value-type="float" office:value="717953.11" calcext:value-type="float">
            <text:p>717953.11</text:p>
          </table:table-cell>
          <table:table-cell office:value-type="percentage" office:value="0.0326" calcext:value-type="percentage">
            <text:p>3.26%</text:p>
          </table:table-cell>
        </table:table-row>
        <table:table-row table:style-name="ro3">
          <table:table-cell office:value-type="string" calcext:value-type="string">
            <text:p>         500.1 Screen Printing Supplies</text:p>
          </table:table-cell>
          <table:table-cell office:value-type="float" office:value="4131.47" calcext:value-type="float">
            <text:p>4131.47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12999.68" calcext:value-type="float">
            <text:p>12999.68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9105.81" calcext:value-type="float">
            <text:p>9105.81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19040.57" calcext:value-type="float">
            <text:p>19040.57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17372.04" calcext:value-type="float">
            <text:p>17372.04</text:p>
          </table:table-cell>
          <table:table-cell office:value-type="percentage" office:value="0.0077" calcext:value-type="percentage">
            <text:p>0.77%</text:p>
          </table:table-cell>
          <table:table-cell office:value-type="float" office:value="14646.85" calcext:value-type="float">
            <text:p>14646.85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298.98" calcext:value-type="float">
            <text:p>12298.98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8191.35" calcext:value-type="float">
            <text:p>8191.35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11253.09" calcext:value-type="float">
            <text:p>11253.09</text:p>
          </table:table-cell>
          <table:table-cell office:value-type="percentage" office:value="0.0044" calcext:value-type="percentage">
            <text:p>0.44%</text:p>
          </table:table-cell>
          <table:table-cell office:value-type="float" office:value="9756.03" calcext:value-type="float">
            <text:p>9756.03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9024.98" calcext:value-type="float">
            <text:p>9024.98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286.45" calcext:value-type="float">
            <text:p>7286.45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135107.3" calcext:value-type="float">
            <text:p>135107.3</text:p>
          </table:table-cell>
          <table:table-cell office:value-type="percentage" office:value="0.0061" calcext:value-type="percentage">
            <text:p>0.61%</text:p>
          </table:table-cell>
        </table:table-row>
        <table:table-row table:style-name="ro3">
          <table:table-cell office:value-type="string" calcext:value-type="string">
            <text:p>         510 Screen Printing - Automatic Payroll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17294.66" calcext:value-type="float">
            <text:p>17294.66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29702.08" calcext:value-type="float">
            <text:p>29702.08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34772.97" calcext:value-type="float">
            <text:p>34772.97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44836.1" calcext:value-type="float">
            <text:p>44836.1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37771.51" calcext:value-type="float">
            <text:p>37771.51</text:p>
          </table:table-cell>
          <table:table-cell office:value-type="percentage" office:value="0.0175" calcext:value-type="percentage">
            <text:p>1.75%</text:p>
          </table:table-cell>
          <table:table-cell office:value-type="float" office:value="45845.52" calcext:value-type="float">
            <text:p>45845.52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31902.11" calcext:value-type="float">
            <text:p>31902.11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34468.13" calcext:value-type="float">
            <text:p>34468.13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47345.84" calcext:value-type="float">
            <text:p>47345.84</text:p>
          </table:table-cell>
          <table:table-cell office:value-type="percentage" office:value="0.0253" calcext:value-type="percentage">
            <text:p>2.53%</text:p>
          </table:table-cell>
          <table:table-cell office:value-type="float" office:value="35651.73" calcext:value-type="float">
            <text:p>35651.73</text:p>
          </table:table-cell>
          <table:table-cell office:value-type="percentage" office:value="0.0218" calcext:value-type="percentage">
            <text:p>2.18%</text:p>
          </table:table-cell>
          <table:table-cell office:value-type="float" office:value="30237.38" calcext:value-type="float">
            <text:p>30237.38</text:p>
          </table:table-cell>
          <table:table-cell office:value-type="percentage" office:value="0.0295" calcext:value-type="percentage">
            <text:p>2.95%</text:p>
          </table:table-cell>
          <table:table-cell office:value-type="float" office:value="389828.03" calcext:value-type="float">
            <text:p>389828.03</text:p>
          </table:table-cell>
          <table:table-cell office:value-type="percentage" office:value="0.0177" calcext:value-type="percentage">
            <text:p>1.77%</text:p>
          </table:table-cell>
        </table:table-row>
        <table:table-row table:style-name="ro3">
          <table:table-cell office:value-type="string" calcext:value-type="string">
            <text:p>         520 Screen Printing - Production Support Payroll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8631.42" calcext:value-type="float">
            <text:p>8631.42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5244.8" calcext:value-type="float">
            <text:p>15244.8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13734.61" calcext:value-type="float">
            <text:p>13734.61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16407.43" calcext:value-type="float">
            <text:p>16407.43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13403.53" calcext:value-type="float">
            <text:p>13403.53</text:p>
          </table:table-cell>
          <table:table-cell office:value-type="percentage" office:value="0.0062" calcext:value-type="percentage">
            <text:p>0.62%</text:p>
          </table:table-cell>
          <table:table-cell office:value-type="float" office:value="13608.57" calcext:value-type="float">
            <text:p>13608.57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11456.34" calcext:value-type="float">
            <text:p>11456.34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12379.26" calcext:value-type="float">
            <text:p>12379.26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21789.38" calcext:value-type="float">
            <text:p>21789.3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4537.81" calcext:value-type="float">
            <text:p>14537.81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10116.6" calcext:value-type="float">
            <text:p>10116.6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51309.75" calcext:value-type="float">
            <text:p>151309.75</text:p>
          </table:table-cell>
          <table:table-cell office:value-type="percentage" office:value="0.0069" calcext:value-type="percentage">
            <text:p>0.69%</text:p>
          </table:table-cell>
        </table:table-row>
        <table:table-row table:style-name="ro3">
          <table:table-cell office:value-type="string" calcext:value-type="string">
            <text:p>      Total 500 Screen Printing COGS</text:p>
          </table:table-cell>
          <table:table-cell table:style-name="ce7" office:value-type="currency" office:currency="USD" office:value="56767.82" calcext:value-type="currency">
            <text:p>$56,767.82</text:p>
          </table:table-cell>
          <table:table-cell table:style-name="ce10" office:value-type="percentage" office:value="0.0665" calcext:value-type="percentage">
            <text:p>6.65%</text:p>
          </table:table-cell>
          <table:table-cell table:style-name="ce7" office:value-type="currency" office:currency="USD" office:value="89107.26" calcext:value-type="currency">
            <text:p>$89,107.26</text:p>
          </table:table-cell>
          <table:table-cell table:style-name="ce10" office:value-type="percentage" office:value="0.0698" calcext:value-type="percentage">
            <text:p>6.98%</text:p>
          </table:table-cell>
          <table:table-cell table:style-name="ce7" office:value-type="currency" office:currency="USD" office:value="108520.27" calcext:value-type="currency">
            <text:p>$108,520.27</text:p>
          </table:table-cell>
          <table:table-cell table:style-name="ce10" office:value-type="percentage" office:value="0.0598" calcext:value-type="percentage">
            <text:p>5.98%</text:p>
          </table:table-cell>
          <table:table-cell table:style-name="ce7" office:value-type="currency" office:currency="USD" office:value="131962.41" calcext:value-type="currency">
            <text:p>$131,962.41</text:p>
          </table:table-cell>
          <table:table-cell table:style-name="ce10" office:value-type="percentage" office:value="0.0532" calcext:value-type="percentage">
            <text:p>5.32%</text:p>
          </table:table-cell>
          <table:table-cell table:style-name="ce7" office:value-type="currency" office:currency="USD" office:value="167121.9" calcext:value-type="currency">
            <text:p>$167,121.90</text:p>
          </table:table-cell>
          <table:table-cell table:style-name="ce10" office:value-type="percentage" office:value="0.0744" calcext:value-type="percentage">
            <text:p>7.44%</text:p>
          </table:table-cell>
          <table:table-cell table:style-name="ce7" office:value-type="currency" office:currency="USD" office:value="131878.33" calcext:value-type="currency">
            <text:p>$131,878.33</text:p>
          </table:table-cell>
          <table:table-cell table:style-name="ce10" office:value-type="percentage" office:value="0.0611" calcext:value-type="percentage">
            <text:p>6.11%</text:p>
          </table:table-cell>
          <table:table-cell table:style-name="ce7" office:value-type="currency" office:currency="USD" office:value="148425.48" calcext:value-type="currency">
            <text:p>$148,425.48</text:p>
          </table:table-cell>
          <table:table-cell table:style-name="ce10" office:value-type="percentage" office:value="0.0719" calcext:value-type="percentage">
            <text:p>7.19%</text:p>
          </table:table-cell>
          <table:table-cell table:style-name="ce7" office:value-type="currency" office:currency="USD" office:value="106414.78" calcext:value-type="currency">
            <text:p>$106,414.78</text:p>
          </table:table-cell>
          <table:table-cell table:style-name="ce10" office:value-type="percentage" office:value="0.052" calcext:value-type="percentage">
            <text:p>5.20%</text:p>
          </table:table-cell>
          <table:table-cell table:style-name="ce7" office:value-type="currency" office:currency="USD" office:value="108316" calcext:value-type="currency">
            <text:p>$108,316.00</text:p>
          </table:table-cell>
          <table:table-cell table:style-name="ce10" office:value-type="percentage" office:value="0.0422" calcext:value-type="percentage">
            <text:p>4.22%</text:p>
          </table:table-cell>
          <table:table-cell table:style-name="ce7" office:value-type="currency" office:currency="USD" office:value="151290.79" calcext:value-type="currency">
            <text:p>$151,290.79</text:p>
          </table:table-cell>
          <table:table-cell table:style-name="ce10" office:value-type="percentage" office:value="0.0809" calcext:value-type="percentage">
            <text:p>8.09%</text:p>
          </table:table-cell>
          <table:table-cell table:style-name="ce7" office:value-type="currency" office:currency="USD" office:value="112132.54" calcext:value-type="currency">
            <text:p>$112,132.54</text:p>
          </table:table-cell>
          <table:table-cell table:style-name="ce10" office:value-type="percentage" office:value="0.0685" calcext:value-type="percentage">
            <text:p>6.85%</text:p>
          </table:table-cell>
          <table:table-cell table:style-name="ce7" office:value-type="currency" office:currency="USD" office:value="82260.61" calcext:value-type="currency">
            <text:p>$82,260.61</text:p>
          </table:table-cell>
          <table:table-cell table:style-name="ce10" office:value-type="percentage" office:value="0.0802" calcext:value-type="percentage">
            <text:p>8.02%</text:p>
          </table:table-cell>
          <table:table-cell table:style-name="ce7" office:value-type="currency" office:currency="USD" office:value="1394198.19" calcext:value-type="currency">
            <text:p>$1,394,198.19</text:p>
          </table:table-cell>
          <table:table-cell table:style-name="ce10" office:value-type="percentage" office:value="0.0633" calcext:value-type="percentage">
            <text:p>6.33%</text:p>
          </table:table-cell>
        </table:table-row>
        <table:table-row table:style-name="ro3">
          <table:table-cell office:value-type="string" calcext:value-type="string">
            <text:p>      530 DTG COGS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         530.1 DTG Supplies</text:p>
          </table:table-cell>
          <table:table-cell office:value-type="float" office:value="5934" calcext:value-type="float">
            <text:p>5934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11804.55" calcext:value-type="float">
            <text:p>11804.55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8104.8" calcext:value-type="float">
            <text:p>8104.8</text:p>
          </table:table-cell>
          <table:table-cell office:value-type="percentage" office:value="0.0045" calcext:value-type="percentage">
            <text:p>0.45%</text:p>
          </table:table-cell>
          <table:table-cell office:value-type="float" office:value="14022.72" calcext:value-type="float">
            <text:p>14022.72</text:p>
          </table:table-cell>
          <table:table-cell office:value-type="percentage" office:value="0.0057" calcext:value-type="percentage">
            <text:p>0.57%</text:p>
          </table:table-cell>
          <table:table-cell office:value-type="float" office:value="7224" calcext:value-type="float">
            <text:p>7224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3578" calcext:value-type="float">
            <text:p>3578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10524.67" calcext:value-type="float">
            <text:p>10524.67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942.5" calcext:value-type="float">
            <text:p>942.5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9939.36" calcext:value-type="float">
            <text:p>9939.36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4650" calcext:value-type="float">
            <text:p>4650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8692.5" calcext:value-type="float">
            <text:p>8692.5</text:p>
          </table:table-cell>
          <table:table-cell office:value-type="percentage" office:value="0.0053" calcext:value-type="percentage">
            <text:p>0.53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85417.1" calcext:value-type="float">
            <text:p>85417.1</text:p>
          </table:table-cell>
          <table:table-cell office:value-type="percentage" office:value="0.0039" calcext:value-type="percentage">
            <text:p>0.39%</text:p>
          </table:table-cell>
        </table:table-row>
        <table:table-row table:style-name="ro3">
          <table:table-cell office:value-type="string" calcext:value-type="string">
            <text:p>      Total 530 DTG COGS</text:p>
          </table:table-cell>
          <table:table-cell table:style-name="ce7" office:value-type="currency" office:currency="USD" office:value="5934" calcext:value-type="currency">
            <text:p>$5,934.00</text:p>
          </table:table-cell>
          <table:table-cell table:style-name="ce10" office:value-type="percentage" office:value="0.0069" calcext:value-type="percentage">
            <text:p>0.69%</text:p>
          </table:table-cell>
          <table:table-cell table:style-name="ce7" office:value-type="currency" office:currency="USD" office:value="11804.55" calcext:value-type="currency">
            <text:p>$11,804.55</text:p>
          </table:table-cell>
          <table:table-cell table:style-name="ce10" office:value-type="percentage" office:value="0.0093" calcext:value-type="percentage">
            <text:p>0.93%</text:p>
          </table:table-cell>
          <table:table-cell table:style-name="ce7" office:value-type="currency" office:currency="USD" office:value="8104.8" calcext:value-type="currency">
            <text:p>$8,104.80</text:p>
          </table:table-cell>
          <table:table-cell table:style-name="ce10" office:value-type="percentage" office:value="0.0045" calcext:value-type="percentage">
            <text:p>0.45%</text:p>
          </table:table-cell>
          <table:table-cell table:style-name="ce7" office:value-type="currency" office:currency="USD" office:value="14022.72" calcext:value-type="currency">
            <text:p>$14,022.72</text:p>
          </table:table-cell>
          <table:table-cell table:style-name="ce10" office:value-type="percentage" office:value="0.0057" calcext:value-type="percentage">
            <text:p>0.57%</text:p>
          </table:table-cell>
          <table:table-cell table:style-name="ce7" office:value-type="currency" office:currency="USD" office:value="7224" calcext:value-type="currency">
            <text:p>$7,224.00</text:p>
          </table:table-cell>
          <table:table-cell table:style-name="ce10" office:value-type="percentage" office:value="0.0032" calcext:value-type="percentage">
            <text:p>0.32%</text:p>
          </table:table-cell>
          <table:table-cell table:style-name="ce7" office:value-type="currency" office:currency="USD" office:value="3578" calcext:value-type="currency">
            <text:p>$3,578.00</text:p>
          </table:table-cell>
          <table:table-cell table:style-name="ce10" office:value-type="percentage" office:value="0.0017" calcext:value-type="percentage">
            <text:p>0.17%</text:p>
          </table:table-cell>
          <table:table-cell table:style-name="ce7" office:value-type="currency" office:currency="USD" office:value="10524.67" calcext:value-type="currency">
            <text:p>$10,524.67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7" office:value-type="currency" office:currency="USD" office:value="942.5" calcext:value-type="currency">
            <text:p>$942.50</text:p>
          </table:table-cell>
          <table:table-cell table:style-name="ce10" office:value-type="percentage" office:value="0.0005" calcext:value-type="percentage">
            <text:p>0.05%</text:p>
          </table:table-cell>
          <table:table-cell table:style-name="ce7" office:value-type="currency" office:currency="USD" office:value="9939.36" calcext:value-type="currency">
            <text:p>$9,939.36</text:p>
          </table:table-cell>
          <table:table-cell table:style-name="ce10" office:value-type="percentage" office:value="0.0039" calcext:value-type="percentage">
            <text:p>0.39%</text:p>
          </table:table-cell>
          <table:table-cell table:style-name="ce7" office:value-type="currency" office:currency="USD" office:value="4650" calcext:value-type="currency">
            <text:p>$4,650.00</text:p>
          </table:table-cell>
          <table:table-cell table:style-name="ce10" office:value-type="percentage" office:value="0.0025" calcext:value-type="percentage">
            <text:p>0.25%</text:p>
          </table:table-cell>
          <table:table-cell table:style-name="ce7" office:value-type="currency" office:currency="USD" office:value="8692.5" calcext:value-type="currency">
            <text:p>$8,692.50</text:p>
          </table:table-cell>
          <table:table-cell table:style-name="ce10" office:value-type="percentage" office:value="0.0053" calcext:value-type="percentage">
            <text:p>0.5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7" office:value-type="currency" office:currency="USD" office:value="85417.1" calcext:value-type="currency">
            <text:p>$85,417.10</text:p>
          </table:table-cell>
          <table:table-cell table:style-name="ce10" office:value-type="percentage" office:value="0.0039" calcext:value-type="percentage">
            <text:p>0.39%</text:p>
          </table:table-cell>
        </table:table-row>
        <table:table-row table:style-name="ro3">
          <table:table-cell office:value-type="string" calcext:value-type="string">
            <text:p>      540 Shipping COGS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         540.1 Shipping Supplies</text:p>
          </table:table-cell>
          <table:table-cell office:value-type="float" office:value="2064.92" calcext:value-type="float">
            <text:p>2064.92</text:p>
          </table:table-cell>
          <table:table-cell office:value-type="percentage" office:value="0.0024" calcext:value-type="percentage">
            <text:p>0.24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2062.11" calcext:value-type="float">
            <text:p>2062.11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4479.85" calcext:value-type="float">
            <text:p>4479.85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2090.73" calcext:value-type="float">
            <text:p>2090.73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1556.66" calcext:value-type="float">
            <text:p>1556.66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2624.23" calcext:value-type="float">
            <text:p>2624.23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011.89" calcext:value-type="float">
            <text:p>1011.89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1599.16" calcext:value-type="float">
            <text:p>1599.16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2135.58" calcext:value-type="float">
            <text:p>2135.58</text:p>
          </table:table-cell>
          <table:table-cell office:value-type="percentage" office:value="0.0011" calcext:value-type="percentage">
            <text:p>0.11%</text:p>
          </table:table-cell>
          <table:table-cell office:value-type="float" office:value="3751.27" calcext:value-type="float">
            <text:p>3751.27</text:p>
          </table:table-cell>
          <table:table-cell office:value-type="percentage" office:value="0.0023" calcext:value-type="percentage">
            <text:p>0.23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23376.4" calcext:value-type="float">
            <text:p>23376.4</text:p>
          </table:table-cell>
          <table:table-cell office:value-type="percentage" office:value="0.0011" calcext:value-type="percentage">
            <text:p>0.11%</text:p>
          </table:table-cell>
        </table:table-row>
        <table:table-row table:style-name="ro3">
          <table:table-cell office:value-type="string" calcext:value-type="string">
            <text:p>      Total 540 Shipping COGS</text:p>
          </table:table-cell>
          <table:table-cell table:style-name="ce7" office:value-type="currency" office:currency="USD" office:value="2064.92" calcext:value-type="currency">
            <text:p>$2,064.92</text:p>
          </table:table-cell>
          <table:table-cell table:style-name="ce10" office:value-type="percentage" office:value="0.0024" calcext:value-type="percentage">
            <text:p>0.2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7" office:value-type="currency" office:currency="USD" office:value="2062.11" calcext:value-type="currency">
            <text:p>$2,062.11</text:p>
          </table:table-cell>
          <table:table-cell table:style-name="ce10" office:value-type="percentage" office:value="0.0011" calcext:value-type="percentage">
            <text:p>0.11%</text:p>
          </table:table-cell>
          <table:table-cell table:style-name="ce7" office:value-type="currency" office:currency="USD" office:value="4479.85" calcext:value-type="currency">
            <text:p>$4,479.85</text:p>
          </table:table-cell>
          <table:table-cell table:style-name="ce10" office:value-type="percentage" office:value="0.0018" calcext:value-type="percentage">
            <text:p>0.18%</text:p>
          </table:table-cell>
          <table:table-cell table:style-name="ce7" office:value-type="currency" office:currency="USD" office:value="2090.73" calcext:value-type="currency">
            <text:p>$2,090.73</text:p>
          </table:table-cell>
          <table:table-cell table:style-name="ce10" office:value-type="percentage" office:value="0.0009" calcext:value-type="percentage">
            <text:p>0.09%</text:p>
          </table:table-cell>
          <table:table-cell table:style-name="ce7" office:value-type="currency" office:currency="USD" office:value="1556.66" calcext:value-type="currency">
            <text:p>$1,556.66</text:p>
          </table:table-cell>
          <table:table-cell table:style-name="ce10" office:value-type="percentage" office:value="0.0007" calcext:value-type="percentage">
            <text:p>0.07%</text:p>
          </table:table-cell>
          <table:table-cell table:style-name="ce7" office:value-type="currency" office:currency="USD" office:value="2624.23" calcext:value-type="currency">
            <text:p>$2,624.23</text:p>
          </table:table-cell>
          <table:table-cell table:style-name="ce10" office:value-type="percentage" office:value="0.0013" calcext:value-type="percentage">
            <text:p>0.13%</text:p>
          </table:table-cell>
          <table:table-cell table:style-name="ce7" office:value-type="currency" office:currency="USD" office:value="1011.89" calcext:value-type="currency">
            <text:p>$1,011.89</text:p>
          </table:table-cell>
          <table:table-cell table:style-name="ce10" office:value-type="percentage" office:value="0.0005" calcext:value-type="percentage">
            <text:p>0.05%</text:p>
          </table:table-cell>
          <table:table-cell table:style-name="ce7" office:value-type="currency" office:currency="USD" office:value="1599.16" calcext:value-type="currency">
            <text:p>$1,599.16</text:p>
          </table:table-cell>
          <table:table-cell table:style-name="ce10" office:value-type="percentage" office:value="0.0006" calcext:value-type="percentage">
            <text:p>0.06%</text:p>
          </table:table-cell>
          <table:table-cell table:style-name="ce7" office:value-type="currency" office:currency="USD" office:value="2135.58" calcext:value-type="currency">
            <text:p>$2,135.58</text:p>
          </table:table-cell>
          <table:table-cell table:style-name="ce10" office:value-type="percentage" office:value="0.0011" calcext:value-type="percentage">
            <text:p>0.11%</text:p>
          </table:table-cell>
          <table:table-cell table:style-name="ce7" office:value-type="currency" office:currency="USD" office:value="3751.27" calcext:value-type="currency">
            <text:p>$3,751.27</text:p>
          </table:table-cell>
          <table:table-cell table:style-name="ce10" office:value-type="percentage" office:value="0.0023" calcext:value-type="percentage">
            <text:p>0.2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7" office:value-type="currency" office:currency="USD" office:value="23376.4" calcext:value-type="currency">
            <text:p>$23,376.40</text:p>
          </table:table-cell>
          <table:table-cell table:style-name="ce10" office:value-type="percentage" office:value="0.0011" calcext:value-type="percentage">
            <text:p>0.11%</text:p>
          </table:table-cell>
        </table:table-row>
        <table:table-row table:style-name="ro3">
          <table:table-cell office:value-type="string" calcext:value-type="string">
            <text:p>      550 Reclaim COGS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         550.1 Reclaim Supplies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7261.2" calcext:value-type="float">
            <text:p>7261.2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3504.6" calcext:value-type="float">
            <text:p>3504.6</text:p>
          </table:table-cell>
          <table:table-cell office:value-type="percentage" office:value="0.0014" calcext:value-type="percentage">
            <text:p>0.14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1000" calcext:value-type="float">
            <text:p>1000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422.5" calcext:value-type="float">
            <text:p>422.5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700" calcext:value-type="float">
            <text:p>2700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910.1" calcext:value-type="float">
            <text:p>1910.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1860.1" calcext:value-type="float">
            <text:p>1860.1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529.95" calcext:value-type="float">
            <text:p>529.95</text:p>
          </table:table-cell>
          <table:table-cell office:value-type="percentage" office:value="0.0003" calcext:value-type="percentage">
            <text:p>0.03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19188.45" calcext:value-type="float">
            <text:p>19188.45</text:p>
          </table:table-cell>
          <table:table-cell office:value-type="percentage" office:value="0.0009" calcext:value-type="percentage">
            <text:p>0.09%</text:p>
          </table:table-cell>
        </table:table-row>
        <table:table-row table:style-name="ro3">
          <table:table-cell office:value-type="string" calcext:value-type="string">
            <text:p>      Total 550 Reclaim COGS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7" office:value-type="currency" office:currency="USD" office:value="7261.2" calcext:value-type="currency">
            <text:p>$7,261.20</text:p>
          </table:table-cell>
          <table:table-cell table:style-name="ce10" office:value-type="percentage" office:value="0.004" calcext:value-type="percentage">
            <text:p>0.40%</text:p>
          </table:table-cell>
          <table:table-cell table:style-name="ce7" office:value-type="currency" office:currency="USD" office:value="3504.6" calcext:value-type="currency">
            <text:p>$3,504.60</text:p>
          </table:table-cell>
          <table:table-cell table:style-name="ce10" office:value-type="percentage" office:value="0.0014" calcext:value-type="percentage">
            <text:p>0.14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7" office:value-type="currency" office:currency="USD" office:value="1000" calcext:value-type="currency">
            <text:p>$1,000.00</text:p>
          </table:table-cell>
          <table:table-cell table:style-name="ce10" office:value-type="percentage" office:value="0.0005" calcext:value-type="percentage">
            <text:p>0.05%</text:p>
          </table:table-cell>
          <table:table-cell table:style-name="ce7" office:value-type="currency" office:currency="USD" office:value="422.5" calcext:value-type="currency">
            <text:p>$422.50</text:p>
          </table:table-cell>
          <table:table-cell table:style-name="ce10" office:value-type="percentage" office:value="0.0002" calcext:value-type="percentage">
            <text:p>0.02%</text:p>
          </table:table-cell>
          <table:table-cell table:style-name="ce7" office:value-type="currency" office:currency="USD" office:value="2700" calcext:value-type="currency">
            <text:p>$2,700.00</text:p>
          </table:table-cell>
          <table:table-cell table:style-name="ce10" office:value-type="percentage" office:value="0.0013" calcext:value-type="percentage">
            <text:p>0.13%</text:p>
          </table:table-cell>
          <table:table-cell table:style-name="ce7" office:value-type="currency" office:currency="USD" office:value="1910.1" calcext:value-type="currency">
            <text:p>$1,910.10</text:p>
          </table:table-cell>
          <table:table-cell table:style-name="ce10" office:value-type="percentage" office:value="0.0007" calcext:value-type="percentage">
            <text:p>0.07%</text:p>
          </table:table-cell>
          <table:table-cell table:style-name="ce7" office:value-type="currency" office:currency="USD" office:value="1860.1" calcext:value-type="currency">
            <text:p>$1,860.10</text:p>
          </table:table-cell>
          <table:table-cell table:style-name="ce10" office:value-type="percentage" office:value="0.001" calcext:value-type="percentage">
            <text:p>0.10%</text:p>
          </table:table-cell>
          <table:table-cell table:style-name="ce7" office:value-type="currency" office:currency="USD" office:value="529.95" calcext:value-type="currency">
            <text:p>$529.95</text:p>
          </table:table-cell>
          <table:table-cell table:style-name="ce10" office:value-type="percentage" office:value="0.0003" calcext:value-type="percentage">
            <text:p>0.0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7" office:value-type="currency" office:currency="USD" office:value="19188.45" calcext:value-type="currency">
            <text:p>$19,188.45</text:p>
          </table:table-cell>
          <table:table-cell table:style-name="ce10" office:value-type="percentage" office:value="0.0009" calcext:value-type="percentage">
            <text:p>0.09%</text:p>
          </table:table-cell>
        </table:table-row>
        <table:table-row table:style-name="ro3">
          <table:table-cell office:value-type="string" calcext:value-type="string">
            <text:p>      560 Screening COGS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         560.1 Screening Supplies</text:p>
          </table:table-cell>
          <table:table-cell office:value-type="float" office:value="7227.28" calcext:value-type="float">
            <text:p>7227.28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3068.8" calcext:value-type="float">
            <text:p>3068.8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817.75" calcext:value-type="float">
            <text:p>1817.75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6683.08" calcext:value-type="float">
            <text:p>6683.08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3150.12" calcext:value-type="float">
            <text:p>3150.12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4438.71" calcext:value-type="float">
            <text:p>4438.71</text:p>
          </table:table-cell>
          <table:table-cell office:value-type="percentage" office:value="0.0021" calcext:value-type="percentage">
            <text:p>0.21%</text:p>
          </table:table-cell>
          <table:table-cell office:value-type="float" office:value="9713.45" calcext:value-type="float">
            <text:p>9713.45</text:p>
          </table:table-cell>
          <table:table-cell office:value-type="percentage" office:value="0.0047" calcext:value-type="percentage">
            <text:p>0.47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7427.5" calcext:value-type="float">
            <text:p>7427.5</text:p>
          </table:table-cell>
          <table:table-cell office:value-type="percentage" office:value="0.0029" calcext:value-type="percentage">
            <text:p>0.29%</text:p>
          </table:table-cell>
          <table:table-cell office:value-type="float" office:value="6117.75" calcext:value-type="float">
            <text:p>6117.75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8437.5" calcext:value-type="float">
            <text:p>8437.5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11283.24" calcext:value-type="float">
            <text:p>11283.24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69365.18" calcext:value-type="float">
            <text:p>69365.18</text:p>
          </table:table-cell>
          <table:table-cell office:value-type="percentage" office:value="0.0031" calcext:value-type="percentage">
            <text:p>0.31%</text:p>
          </table:table-cell>
        </table:table-row>
        <table:table-row table:style-name="ro3">
          <table:table-cell office:value-type="string" calcext:value-type="string">
            <text:p>      Total 560 Screening COGS</text:p>
          </table:table-cell>
          <table:table-cell table:style-name="ce7" office:value-type="currency" office:currency="USD" office:value="7227.28" calcext:value-type="currency">
            <text:p>$7,227.28</text:p>
          </table:table-cell>
          <table:table-cell table:style-name="ce10" office:value-type="percentage" office:value="0.0085" calcext:value-type="percentage">
            <text:p>0.85%</text:p>
          </table:table-cell>
          <table:table-cell table:style-name="ce7" office:value-type="currency" office:currency="USD" office:value="3068.8" calcext:value-type="currency">
            <text:p>$3,068.80</text:p>
          </table:table-cell>
          <table:table-cell table:style-name="ce10" office:value-type="percentage" office:value="0.0024" calcext:value-type="percentage">
            <text:p>0.24%</text:p>
          </table:table-cell>
          <table:table-cell table:style-name="ce7" office:value-type="currency" office:currency="USD" office:value="1817.75" calcext:value-type="currency">
            <text:p>$1,817.75</text:p>
          </table:table-cell>
          <table:table-cell table:style-name="ce10" office:value-type="percentage" office:value="0.001" calcext:value-type="percentage">
            <text:p>0.10%</text:p>
          </table:table-cell>
          <table:table-cell table:style-name="ce7" office:value-type="currency" office:currency="USD" office:value="6683.08" calcext:value-type="currency">
            <text:p>$6,683.08</text:p>
          </table:table-cell>
          <table:table-cell table:style-name="ce10" office:value-type="percentage" office:value="0.0027" calcext:value-type="percentage">
            <text:p>0.27%</text:p>
          </table:table-cell>
          <table:table-cell table:style-name="ce7" office:value-type="currency" office:currency="USD" office:value="3150.12" calcext:value-type="currency">
            <text:p>$3,150.12</text:p>
          </table:table-cell>
          <table:table-cell table:style-name="ce10" office:value-type="percentage" office:value="0.0014" calcext:value-type="percentage">
            <text:p>0.14%</text:p>
          </table:table-cell>
          <table:table-cell table:style-name="ce7" office:value-type="currency" office:currency="USD" office:value="4438.71" calcext:value-type="currency">
            <text:p>$4,438.7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7" office:value-type="currency" office:currency="USD" office:value="9713.45" calcext:value-type="currency">
            <text:p>$9,713.45</text:p>
          </table:table-cell>
          <table:table-cell table:style-name="ce10" office:value-type="percentage" office:value="0.0047" calcext:value-type="percentage">
            <text:p>0.47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7" office:value-type="currency" office:currency="USD" office:value="7427.5" calcext:value-type="currency">
            <text:p>$7,427.50</text:p>
          </table:table-cell>
          <table:table-cell table:style-name="ce10" office:value-type="percentage" office:value="0.0029" calcext:value-type="percentage">
            <text:p>0.29%</text:p>
          </table:table-cell>
          <table:table-cell table:style-name="ce7" office:value-type="currency" office:currency="USD" office:value="6117.75" calcext:value-type="currency">
            <text:p>$6,117.75</text:p>
          </table:table-cell>
          <table:table-cell table:style-name="ce10" office:value-type="percentage" office:value="0.0033" calcext:value-type="percentage">
            <text:p>0.33%</text:p>
          </table:table-cell>
          <table:table-cell table:style-name="ce7" office:value-type="currency" office:currency="USD" office:value="8437.5" calcext:value-type="currency">
            <text:p>$8,437.50</text:p>
          </table:table-cell>
          <table:table-cell table:style-name="ce10" office:value-type="percentage" office:value="0.0052" calcext:value-type="percentage">
            <text:p>0.52%</text:p>
          </table:table-cell>
          <table:table-cell table:style-name="ce7" office:value-type="currency" office:currency="USD" office:value="11283.24" calcext:value-type="currency">
            <text:p>$11,283.24</text:p>
          </table:table-cell>
          <table:table-cell table:style-name="ce10" office:value-type="percentage" office:value="0.011" calcext:value-type="percentage">
            <text:p>1.10%</text:p>
          </table:table-cell>
          <table:table-cell table:style-name="ce7" office:value-type="currency" office:currency="USD" office:value="69365.18" calcext:value-type="currency">
            <text:p>$69,365.18</text:p>
          </table:table-cell>
          <table:table-cell table:style-name="ce10" office:value-type="percentage" office:value="0.0031" calcext:value-type="percentage">
            <text:p>0.31%</text:p>
          </table:table-cell>
        </table:table-row>
        <table:table-row table:style-name="ro3">
          <table:table-cell office:value-type="string" calcext:value-type="string">
            <text:p>      570 Embroidery COGS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         570.1 Embroidery Supplies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1418.69" calcext:value-type="float">
            <text:p>1418.69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503.36" calcext:value-type="float">
            <text:p>503.36</text:p>
          </table:table-cell>
          <table:table-cell office:value-type="percentage" office:value="0.0002" calcext:value-type="percentage">
            <text:p>0.02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7.98" calcext:value-type="float">
            <text:p>7.98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9.14" calcext:value-type="float">
            <text:p>39.1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048.51" calcext:value-type="float">
            <text:p>1048.51</text:p>
          </table:table-cell>
          <table:table-cell office:value-type="percentage" office:value="0.0005" calcext:value-type="percentage">
            <text:p>0.05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13.07" calcext:value-type="float">
            <text:p>13.0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06.32" calcext:value-type="float">
            <text:p>306.32</text:p>
          </table:table-cell>
          <table:table-cell office:value-type="percentage" office:value="0.0002" calcext:value-type="percentage">
            <text:p>0.02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3337.07" calcext:value-type="float">
            <text:p>3337.07</text:p>
          </table:table-cell>
          <table:table-cell office:value-type="percentage" office:value="0.0002" calcext:value-type="percentage">
            <text:p>0.02%</text:p>
          </table:table-cell>
        </table:table-row>
        <table:table-row table:style-name="ro3">
          <table:table-cell office:value-type="string" calcext:value-type="string">
            <text:p>         570.2 Embroidery Digitizing Subcontractor</text:p>
          </table:table-cell>
          <table:table-cell office:value-type="float" office:value="484.99" calcext:value-type="float">
            <text:p>484.99</text:p>
          </table:table-cell>
          <table:table-cell office:value-type="percentage" office:value="0.0006" calcext:value-type="percentage">
            <text:p>0.06%</text:p>
          </table:table-cell>
          <table:table-cell office:value-type="float" office:value="179.99" calcext:value-type="float">
            <text:p>179.99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76.98" calcext:value-type="float">
            <text:p>376.98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67.49" calcext:value-type="float">
            <text:p>267.49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639.49" calcext:value-type="float">
            <text:p>639.49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204.99" calcext:value-type="float">
            <text:p>204.99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454.99" calcext:value-type="float">
            <text:p>454.99</text:p>
          </table:table-cell>
          <table:table-cell office:value-type="percentage" office:value="0.0002" calcext:value-type="percentage">
            <text:p>0.02%</text:p>
          </table:table-cell>
          <table:table-cell office:value-type="float" office:value="259.98" calcext:value-type="float">
            <text:p>259.98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329.99" calcext:value-type="float">
            <text:p>329.99</text:p>
          </table:table-cell>
          <table:table-cell office:value-type="percentage" office:value="0.0001" calcext:value-type="percentage">
            <text:p>0.01%</text:p>
          </table:table-cell>
          <table:table-cell office:value-type="float" office:value="472.33" calcext:value-type="float">
            <text:p>472.33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225" calcext:value-type="float">
            <text:p>225</text:p>
          </table:table-cell>
          <table:table-cell office:value-type="percentage" office:value="0.0001" calcext:value-type="percentage">
            <text:p>0.01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3896.22" calcext:value-type="float">
            <text:p>3896.22</text:p>
          </table:table-cell>
          <table:table-cell office:value-type="percentage" office:value="0.0002" calcext:value-type="percentage">
            <text:p>0.02%</text:p>
          </table:table-cell>
        </table:table-row>
        <table:table-row table:style-name="ro3">
          <table:table-cell office:value-type="string" calcext:value-type="string">
            <text:p>      Total 570 Embroidery COGS</text:p>
          </table:table-cell>
          <table:table-cell table:style-name="ce7" office:value-type="currency" office:currency="USD" office:value="484.99" calcext:value-type="currency">
            <text:p>$484.99</text:p>
          </table:table-cell>
          <table:table-cell table:style-name="ce10" office:value-type="percentage" office:value="0.0006" calcext:value-type="percentage">
            <text:p>0.06%</text:p>
          </table:table-cell>
          <table:table-cell table:style-name="ce7" office:value-type="currency" office:currency="USD" office:value="179.99" calcext:value-type="currency">
            <text:p>$179.99</text:p>
          </table:table-cell>
          <table:table-cell table:style-name="ce10" office:value-type="percentage" office:value="0.0001" calcext:value-type="percentage">
            <text:p>0.01%</text:p>
          </table:table-cell>
          <table:table-cell table:style-name="ce7" office:value-type="currency" office:currency="USD" office:value="1795.67" calcext:value-type="currency">
            <text:p>$1,795.67</text:p>
          </table:table-cell>
          <table:table-cell table:style-name="ce10" office:value-type="percentage" office:value="0.001" calcext:value-type="percentage">
            <text:p>0.10%</text:p>
          </table:table-cell>
          <table:table-cell table:style-name="ce7" office:value-type="currency" office:currency="USD" office:value="770.85" calcext:value-type="currency">
            <text:p>$770.85</text:p>
          </table:table-cell>
          <table:table-cell table:style-name="ce10" office:value-type="percentage" office:value="0.0003" calcext:value-type="percentage">
            <text:p>0.03%</text:p>
          </table:table-cell>
          <table:table-cell table:style-name="ce7" office:value-type="currency" office:currency="USD" office:value="639.49" calcext:value-type="currency">
            <text:p>$639.49</text:p>
          </table:table-cell>
          <table:table-cell table:style-name="ce10" office:value-type="percentage" office:value="0.0003" calcext:value-type="percentage">
            <text:p>0.03%</text:p>
          </table:table-cell>
          <table:table-cell table:style-name="ce7" office:value-type="currency" office:currency="USD" office:value="212.97" calcext:value-type="currency">
            <text:p>$212.97</text:p>
          </table:table-cell>
          <table:table-cell table:style-name="ce10" office:value-type="percentage" office:value="0.0001" calcext:value-type="percentage">
            <text:p>0.01%</text:p>
          </table:table-cell>
          <table:table-cell table:style-name="ce7" office:value-type="currency" office:currency="USD" office:value="494.13" calcext:value-type="currency">
            <text:p>$494.13</text:p>
          </table:table-cell>
          <table:table-cell table:style-name="ce10" office:value-type="percentage" office:value="0.0002" calcext:value-type="percentage">
            <text:p>0.02%</text:p>
          </table:table-cell>
          <table:table-cell table:style-name="ce7" office:value-type="currency" office:currency="USD" office:value="1308.49" calcext:value-type="currency">
            <text:p>$1,308.49</text:p>
          </table:table-cell>
          <table:table-cell table:style-name="ce10" office:value-type="percentage" office:value="0.0006" calcext:value-type="percentage">
            <text:p>0.06%</text:p>
          </table:table-cell>
          <table:table-cell table:style-name="ce7" office:value-type="currency" office:currency="USD" office:value="329.99" calcext:value-type="currency">
            <text:p>$329.99</text:p>
          </table:table-cell>
          <table:table-cell table:style-name="ce10" office:value-type="percentage" office:value="0.0001" calcext:value-type="percentage">
            <text:p>0.01%</text:p>
          </table:table-cell>
          <table:table-cell table:style-name="ce7" office:value-type="currency" office:currency="USD" office:value="485.4" calcext:value-type="currency">
            <text:p>$485.40</text:p>
          </table:table-cell>
          <table:table-cell table:style-name="ce10" office:value-type="percentage" office:value="0.0003" calcext:value-type="percentage">
            <text:p>0.03%</text:p>
          </table:table-cell>
          <table:table-cell table:style-name="ce7" office:value-type="currency" office:currency="USD" office:value="531.32" calcext:value-type="currency">
            <text:p>$531.32</text:p>
          </table:table-cell>
          <table:table-cell table:style-name="ce10" office:value-type="percentage" office:value="0.0003" calcext:value-type="percentage">
            <text:p>0.03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7" office:value-type="currency" office:currency="USD" office:value="7233.29" calcext:value-type="currency">
            <text:p>$7,233.29</text:p>
          </table:table-cell>
          <table:table-cell table:style-name="ce10" office:value-type="percentage" office:value="0.0003" calcext:value-type="percentage">
            <text:p>0.03%</text:p>
          </table:table-cell>
        </table:table-row>
        <table:table-row table:style-name="ro3">
          <table:table-cell office:value-type="string" calcext:value-type="string">
            <text:p>      580 Vinyl COGS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         580.1 Vinyl Supplies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6722.5" calcext:value-type="float">
            <text:p>6722.5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3712.5" calcext:value-type="float">
            <text:p>3712.5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9593.86" calcext:value-type="float">
            <text:p>9593.86</text:p>
          </table:table-cell>
          <table:table-cell office:value-type="percentage" office:value="0.0039" calcext:value-type="percentage">
            <text:p>0.39%</text:p>
          </table:table-cell>
          <table:table-cell office:value-type="float" office:value="11692.35" calcext:value-type="float">
            <text:p>11692.35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7095.43" calcext:value-type="float">
            <text:p>7095.43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6337.03" calcext:value-type="float">
            <text:p>6337.03</text:p>
          </table:table-cell>
          <table:table-cell office:value-type="percentage" office:value="0.0031" calcext:value-type="percentage">
            <text:p>0.31%</text:p>
          </table:table-cell>
          <table:table-cell office:value-type="float" office:value="5103.75" calcext:value-type="float">
            <text:p>5103.75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9828.46" calcext:value-type="float">
            <text:p>9828.46</text:p>
          </table:table-cell>
          <table:table-cell office:value-type="percentage" office:value="0.0038" calcext:value-type="percentage">
            <text:p>0.38%</text:p>
          </table:table-cell>
          <table:table-cell office:value-type="float" office:value="3292.26" calcext:value-type="float">
            <text:p>3292.26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3034.9" calcext:value-type="float">
            <text:p>3034.9</text:p>
          </table:table-cell>
          <table:table-cell office:value-type="percentage" office:value="0.0019" calcext:value-type="percentage">
            <text:p>0.19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float" office:value="66413.04" calcext:value-type="float">
            <text:p>66413.04</text:p>
          </table:table-cell>
          <table:table-cell office:value-type="percentage" office:value="0.003" calcext:value-type="percentage">
            <text:p>0.30%</text:p>
          </table:table-cell>
        </table:table-row>
        <table:table-row table:style-name="ro3">
          <table:table-cell office:value-type="string" calcext:value-type="string">
            <text:p>      Total 580 Vinyl COGS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7" office:value-type="currency" office:currency="USD" office:value="6722.5" calcext:value-type="currency">
            <text:p>$6,722.50</text:p>
          </table:table-cell>
          <table:table-cell table:style-name="ce10" office:value-type="percentage" office:value="0.0053" calcext:value-type="percentage">
            <text:p>0.53%</text:p>
          </table:table-cell>
          <table:table-cell table:style-name="ce7" office:value-type="currency" office:currency="USD" office:value="3712.5" calcext:value-type="currency">
            <text:p>$3,712.50</text:p>
          </table:table-cell>
          <table:table-cell table:style-name="ce10" office:value-type="percentage" office:value="0.002" calcext:value-type="percentage">
            <text:p>0.20%</text:p>
          </table:table-cell>
          <table:table-cell table:style-name="ce7" office:value-type="currency" office:currency="USD" office:value="9593.86" calcext:value-type="currency">
            <text:p>$9,593.86</text:p>
          </table:table-cell>
          <table:table-cell table:style-name="ce10" office:value-type="percentage" office:value="0.0039" calcext:value-type="percentage">
            <text:p>0.39%</text:p>
          </table:table-cell>
          <table:table-cell table:style-name="ce7" office:value-type="currency" office:currency="USD" office:value="11692.35" calcext:value-type="currency">
            <text:p>$11,692.35</text:p>
          </table:table-cell>
          <table:table-cell table:style-name="ce10" office:value-type="percentage" office:value="0.0052" calcext:value-type="percentage">
            <text:p>0.52%</text:p>
          </table:table-cell>
          <table:table-cell table:style-name="ce7" office:value-type="currency" office:currency="USD" office:value="7095.43" calcext:value-type="currency">
            <text:p>$7,095.43</text:p>
          </table:table-cell>
          <table:table-cell table:style-name="ce10" office:value-type="percentage" office:value="0.0033" calcext:value-type="percentage">
            <text:p>0.33%</text:p>
          </table:table-cell>
          <table:table-cell table:style-name="ce7" office:value-type="currency" office:currency="USD" office:value="6337.03" calcext:value-type="currency">
            <text:p>$6,337.03</text:p>
          </table:table-cell>
          <table:table-cell table:style-name="ce10" office:value-type="percentage" office:value="0.0031" calcext:value-type="percentage">
            <text:p>0.31%</text:p>
          </table:table-cell>
          <table:table-cell table:style-name="ce7" office:value-type="currency" office:currency="USD" office:value="5103.75" calcext:value-type="currency">
            <text:p>$5,103.75</text:p>
          </table:table-cell>
          <table:table-cell table:style-name="ce10" office:value-type="percentage" office:value="0.0025" calcext:value-type="percentage">
            <text:p>0.25%</text:p>
          </table:table-cell>
          <table:table-cell table:style-name="ce7" office:value-type="currency" office:currency="USD" office:value="9828.46" calcext:value-type="currency">
            <text:p>$9,828.46</text:p>
          </table:table-cell>
          <table:table-cell table:style-name="ce10" office:value-type="percentage" office:value="0.0038" calcext:value-type="percentage">
            <text:p>0.38%</text:p>
          </table:table-cell>
          <table:table-cell table:style-name="ce7" office:value-type="currency" office:currency="USD" office:value="3292.26" calcext:value-type="currency">
            <text:p>$3,292.26</text:p>
          </table:table-cell>
          <table:table-cell table:style-name="ce10" office:value-type="percentage" office:value="0.0018" calcext:value-type="percentage">
            <text:p>0.18%</text:p>
          </table:table-cell>
          <table:table-cell table:style-name="ce7" office:value-type="currency" office:currency="USD" office:value="3034.9" calcext:value-type="currency">
            <text:p>$3,034.90</text:p>
          </table:table-cell>
          <table:table-cell table:style-name="ce10" office:value-type="percentage" office:value="0.0019" calcext:value-type="percentage">
            <text:p>0.19%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style-name="ce10" office:value-type="percentage" office:value="0" calcext:value-type="percentage">
            <text:p>0.00%</text:p>
          </table:table-cell>
          <table:table-cell table:style-name="ce7" office:value-type="currency" office:currency="USD" office:value="66413.04" calcext:value-type="currency">
            <text:p>$66,413.04</text:p>
          </table:table-cell>
          <table:table-cell table:style-name="ce10" office:value-type="percentage" office:value="0.003" calcext:value-type="percentage">
            <text:p>0.30%</text:p>
          </table:table-cell>
        </table:table-row>
        <table:table-row table:style-name="ro3">
          <table:table-cell office:value-type="string" calcext:value-type="string">
            <text:p>      Freight</text:p>
          </table:table-cell>
          <table:table-cell office:value-type="float" office:value="49153.23" calcext:value-type="float">
            <text:p>49153.23</text:p>
          </table:table-cell>
          <table:table-cell office:value-type="percentage" office:value="0.0575" calcext:value-type="percentage">
            <text:p>5.75%</text:p>
          </table:table-cell>
          <table:table-cell office:value-type="float" office:value="20264.16" calcext:value-type="float">
            <text:p>20264.16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81318.94" calcext:value-type="float">
            <text:p>81318.94</text:p>
          </table:table-cell>
          <table:table-cell office:value-type="percentage" office:value="0.0448" calcext:value-type="percentage">
            <text:p>4.48%</text:p>
          </table:table-cell>
          <table:table-cell office:value-type="float" office:value="80931.51" calcext:value-type="float">
            <text:p>80931.51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88617.2" calcext:value-type="float">
            <text:p>88617.2</text:p>
          </table:table-cell>
          <table:table-cell office:value-type="percentage" office:value="0.0394" calcext:value-type="percentage">
            <text:p>3.94%</text:p>
          </table:table-cell>
          <table:table-cell office:value-type="float" office:value="98835.75" calcext:value-type="float">
            <text:p>98835.75</text:p>
          </table:table-cell>
          <table:table-cell office:value-type="percentage" office:value="0.0458" calcext:value-type="percentage">
            <text:p>4.58%</text:p>
          </table:table-cell>
          <table:table-cell office:value-type="float" office:value="77909.88" calcext:value-type="float">
            <text:p>77909.88</text:p>
          </table:table-cell>
          <table:table-cell office:value-type="percentage" office:value="0.0378" calcext:value-type="percentage">
            <text:p>3.78%</text:p>
          </table:table-cell>
          <table:table-cell office:value-type="float" office:value="158503.3" calcext:value-type="float">
            <text:p>158503.3</text:p>
          </table:table-cell>
          <table:table-cell office:value-type="percentage" office:value="0.0775" calcext:value-type="percentage">
            <text:p>7.75%</text:p>
          </table:table-cell>
          <table:table-cell office:value-type="float" office:value="105731.36" calcext:value-type="float">
            <text:p>105731.36</text:p>
          </table:table-cell>
          <table:table-cell office:value-type="percentage" office:value="0.0412" calcext:value-type="percentage">
            <text:p>4.12%</text:p>
          </table:table-cell>
          <table:table-cell office:value-type="float" office:value="101871.81" calcext:value-type="float">
            <text:p>101871.81</text:p>
          </table:table-cell>
          <table:table-cell office:value-type="percentage" office:value="0.0545" calcext:value-type="percentage">
            <text:p>5.45%</text:p>
          </table:table-cell>
          <table:table-cell office:value-type="float" office:value="24043.46" calcext:value-type="float">
            <text:p>24043.46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314.96" calcext:value-type="float">
            <text:p>314.96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887495.56" calcext:value-type="float">
            <text:p>887495.56</text:p>
          </table:table-cell>
          <table:table-cell office:value-type="percentage" office:value="0.0403" calcext:value-type="percentage">
            <text:p>4.03%</text:p>
          </table:table-cell>
        </table:table-row>
        <table:table-row table:style-name="ro3">
          <table:table-cell office:value-type="string" calcext:value-type="string">
            <text:p>      Goods &amp; Purchases</text:p>
          </table:table-cell>
          <table:table-cell office:value-type="float" office:value="209969.21" calcext:value-type="float">
            <text:p>209969.21</text:p>
          </table:table-cell>
          <table:table-cell office:value-type="percentage" office:value="0.2458" calcext:value-type="percentage">
            <text:p>24.58%</text:p>
          </table:table-cell>
          <table:table-cell office:value-type="float" office:value="297371.36" calcext:value-type="float">
            <text:p>297371.36</text:p>
          </table:table-cell>
          <table:table-cell office:value-type="percentage" office:value="0.2331" calcext:value-type="percentage">
            <text:p>23.31%</text:p>
          </table:table-cell>
          <table:table-cell office:value-type="float" office:value="384302.48" calcext:value-type="float">
            <text:p>384302.48</text:p>
          </table:table-cell>
          <table:table-cell office:value-type="percentage" office:value="0.2119" calcext:value-type="percentage">
            <text:p>21.19%</text:p>
          </table:table-cell>
          <table:table-cell office:value-type="float" office:value="607163.17" calcext:value-type="float">
            <text:p>607163.17</text:p>
          </table:table-cell>
          <table:table-cell office:value-type="percentage" office:value="0.2449" calcext:value-type="percentage">
            <text:p>24.49%</text:p>
          </table:table-cell>
          <table:table-cell office:value-type="float" office:value="435275.81" calcext:value-type="float">
            <text:p>435275.81</text:p>
          </table:table-cell>
          <table:table-cell office:value-type="percentage" office:value="0.1937" calcext:value-type="percentage">
            <text:p>19.37%</text:p>
          </table:table-cell>
          <table:table-cell office:value-type="float" office:value="455631.75" calcext:value-type="float">
            <text:p>455631.75</text:p>
          </table:table-cell>
          <table:table-cell office:value-type="percentage" office:value="0.2111" calcext:value-type="percentage">
            <text:p>21.11%</text:p>
          </table:table-cell>
          <table:table-cell office:value-type="float" office:value="458371.2" calcext:value-type="float">
            <text:p>458371.2</text:p>
          </table:table-cell>
          <table:table-cell office:value-type="percentage" office:value="0.2222" calcext:value-type="percentage">
            <text:p>22.22%</text:p>
          </table:table-cell>
          <table:table-cell office:value-type="float" office:value="617317.41" calcext:value-type="float">
            <text:p>617317.41</text:p>
          </table:table-cell>
          <table:table-cell office:value-type="percentage" office:value="0.3017" calcext:value-type="percentage">
            <text:p>30.17%</text:p>
          </table:table-cell>
          <table:table-cell office:value-type="float" office:value="603378.24" calcext:value-type="float">
            <text:p>603378.24</text:p>
          </table:table-cell>
          <table:table-cell office:value-type="percentage" office:value="0.2348" calcext:value-type="percentage">
            <text:p>23.48%</text:p>
          </table:table-cell>
          <table:table-cell office:value-type="float" office:value="551822.07" calcext:value-type="float">
            <text:p>551822.07</text:p>
          </table:table-cell>
          <table:table-cell office:value-type="percentage" office:value="0.2952" calcext:value-type="percentage">
            <text:p>29.52%</text:p>
          </table:table-cell>
          <table:table-cell office:value-type="float" office:value="416137.5" calcext:value-type="float">
            <text:p>416137.5</text:p>
          </table:table-cell>
          <table:table-cell office:value-type="percentage" office:value="0.2542" calcext:value-type="percentage">
            <text:p>25.42%</text:p>
          </table:table-cell>
          <table:table-cell office:value-type="float" office:value="952.53" calcext:value-type="float">
            <text:p>952.53</text:p>
          </table:table-cell>
          <table:table-cell office:value-type="percentage" office:value="0.0009" calcext:value-type="percentage">
            <text:p>0.09%</text:p>
          </table:table-cell>
          <table:table-cell office:value-type="float" office:value="5037692.73" calcext:value-type="float">
            <text:p>5037692.73</text:p>
          </table:table-cell>
          <table:table-cell office:value-type="percentage" office:value="0.2286" calcext:value-type="percentage">
            <text:p>22.86%</text:p>
          </table:table-cell>
        </table:table-row>
        <table:table-row table:style-name="ro3">
          <table:table-cell office:value-type="string" calcext:value-type="string">
            <text:p>      Payroll Tax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   Total Cost of Goods Sold</text:p>
          </table:table-cell>
          <table:table-cell table:style-name="ce7" office:value-type="currency" office:currency="USD" office:value="392329.01" calcext:value-type="currency">
            <text:p>$392,329.01</text:p>
          </table:table-cell>
          <table:table-cell table:style-name="ce10" office:value-type="percentage" office:value="0.4593" calcext:value-type="percentage">
            <text:p>45.93%</text:p>
          </table:table-cell>
          <table:table-cell table:style-name="ce7" office:value-type="currency" office:currency="USD" office:value="525725.11" calcext:value-type="currency">
            <text:p>$525,725.11</text:p>
          </table:table-cell>
          <table:table-cell table:style-name="ce10" office:value-type="percentage" office:value="0.4121" calcext:value-type="percentage">
            <text:p>41.21%</text:p>
          </table:table-cell>
          <table:table-cell table:style-name="ce7" office:value-type="currency" office:currency="USD" office:value="744387.44" calcext:value-type="currency">
            <text:p>$744,387.44</text:p>
          </table:table-cell>
          <table:table-cell table:style-name="ce10" office:value-type="percentage" office:value="0.4105" calcext:value-type="percentage">
            <text:p>41.05%</text:p>
          </table:table-cell>
          <table:table-cell table:style-name="ce7" office:value-type="currency" office:currency="USD" office:value="1046200.27" calcext:value-type="currency">
            <text:p>$1,046,200.27</text:p>
          </table:table-cell>
          <table:table-cell table:style-name="ce10" office:value-type="percentage" office:value="0.4219" calcext:value-type="percentage">
            <text:p>42.19%</text:p>
          </table:table-cell>
          <table:table-cell table:style-name="ce7" office:value-type="currency" office:currency="USD" office:value="990051.97" calcext:value-type="currency">
            <text:p>$990,051.97</text:p>
          </table:table-cell>
          <table:table-cell table:style-name="ce10" office:value-type="percentage" office:value="0.4406" calcext:value-type="percentage">
            <text:p>44.06%</text:p>
          </table:table-cell>
          <table:table-cell table:style-name="ce7" office:value-type="currency" office:currency="USD" office:value="994106.77" calcext:value-type="currency">
            <text:p>$994,106.77</text:p>
          </table:table-cell>
          <table:table-cell table:style-name="ce10" office:value-type="percentage" office:value="0.4606" calcext:value-type="percentage">
            <text:p>46.06%</text:p>
          </table:table-cell>
          <table:table-cell table:style-name="ce7" office:value-type="currency" office:currency="USD" office:value="957267.36" calcext:value-type="currency">
            <text:p>$957,267.36</text:p>
          </table:table-cell>
          <table:table-cell table:style-name="ce10" office:value-type="percentage" office:value="0.464" calcext:value-type="percentage">
            <text:p>46.40%</text:p>
          </table:table-cell>
          <table:table-cell table:style-name="ce7" office:value-type="currency" office:currency="USD" office:value="1090610.37" calcext:value-type="currency">
            <text:p>$1,090,610.37</text:p>
          </table:table-cell>
          <table:table-cell table:style-name="ce10" office:value-type="percentage" office:value="0.5331" calcext:value-type="percentage">
            <text:p>53.31%</text:p>
          </table:table-cell>
          <table:table-cell table:style-name="ce7" office:value-type="currency" office:currency="USD" office:value="1058731.97" calcext:value-type="currency">
            <text:p>$1,058,731.97</text:p>
          </table:table-cell>
          <table:table-cell table:style-name="ce10" office:value-type="percentage" office:value="0.4121" calcext:value-type="percentage">
            <text:p>41.21%</text:p>
          </table:table-cell>
          <table:table-cell table:style-name="ce7" office:value-type="currency" office:currency="USD" office:value="1165405.46" calcext:value-type="currency">
            <text:p>$1,165,405.46</text:p>
          </table:table-cell>
          <table:table-cell table:style-name="ce10" office:value-type="percentage" office:value="0.6233" calcext:value-type="percentage">
            <text:p>62.33%</text:p>
          </table:table-cell>
          <table:table-cell table:style-name="ce7" office:value-type="currency" office:currency="USD" office:value="709639.45" calcext:value-type="currency">
            <text:p>$709,639.45</text:p>
          </table:table-cell>
          <table:table-cell table:style-name="ce10" office:value-type="percentage" office:value="0.4334" calcext:value-type="percentage">
            <text:p>43.34%</text:p>
          </table:table-cell>
          <table:table-cell table:style-name="ce7" office:value-type="currency" office:currency="USD" office:value="200943.49" calcext:value-type="currency">
            <text:p>$200,943.49</text:p>
          </table:table-cell>
          <table:table-cell table:style-name="ce10" office:value-type="percentage" office:value="0.1959" calcext:value-type="percentage">
            <text:p>19.59%</text:p>
          </table:table-cell>
          <table:table-cell table:style-name="ce7" office:value-type="currency" office:currency="USD" office:value="9875398.67" calcext:value-type="currency">
            <text:p>$9,875,398.67</text:p>
          </table:table-cell>
          <table:table-cell table:style-name="ce10" office:value-type="percentage" office:value="0.4481" calcext:value-type="percentage">
            <text:p>44.81%</text:p>
          </table:table-cell>
        </table:table-row>
        <table:table-row table:style-name="ro3">
          <table:table-cell office:value-type="string" calcext:value-type="string">
            <text:p>Total Cost of Goods Sold</text:p>
          </table:table-cell>
          <table:table-cell table:style-name="ce7" office:value-type="currency" office:currency="USD" office:value="392329.01" calcext:value-type="currency">
            <text:p>$392,329.01</text:p>
          </table:table-cell>
          <table:table-cell table:style-name="ce10" office:value-type="percentage" office:value="0.4593" calcext:value-type="percentage">
            <text:p>45.93%</text:p>
          </table:table-cell>
          <table:table-cell table:style-name="ce7" office:value-type="currency" office:currency="USD" office:value="525725.11" calcext:value-type="currency">
            <text:p>$525,725.11</text:p>
          </table:table-cell>
          <table:table-cell table:style-name="ce10" office:value-type="percentage" office:value="0.4121" calcext:value-type="percentage">
            <text:p>41.21%</text:p>
          </table:table-cell>
          <table:table-cell table:style-name="ce7" office:value-type="currency" office:currency="USD" office:value="744387.44" calcext:value-type="currency">
            <text:p>$744,387.44</text:p>
          </table:table-cell>
          <table:table-cell table:style-name="ce10" office:value-type="percentage" office:value="0.4105" calcext:value-type="percentage">
            <text:p>41.05%</text:p>
          </table:table-cell>
          <table:table-cell table:style-name="ce7" office:value-type="currency" office:currency="USD" office:value="1046200.27" calcext:value-type="currency">
            <text:p>$1,046,200.27</text:p>
          </table:table-cell>
          <table:table-cell table:style-name="ce10" office:value-type="percentage" office:value="0.4219" calcext:value-type="percentage">
            <text:p>42.19%</text:p>
          </table:table-cell>
          <table:table-cell table:style-name="ce7" office:value-type="currency" office:currency="USD" office:value="990051.97" calcext:value-type="currency">
            <text:p>$990,051.97</text:p>
          </table:table-cell>
          <table:table-cell table:style-name="ce10" office:value-type="percentage" office:value="0.4406" calcext:value-type="percentage">
            <text:p>44.06%</text:p>
          </table:table-cell>
          <table:table-cell table:style-name="ce7" office:value-type="currency" office:currency="USD" office:value="994106.77" calcext:value-type="currency">
            <text:p>$994,106.77</text:p>
          </table:table-cell>
          <table:table-cell table:style-name="ce10" office:value-type="percentage" office:value="0.4606" calcext:value-type="percentage">
            <text:p>46.06%</text:p>
          </table:table-cell>
          <table:table-cell table:style-name="ce7" office:value-type="currency" office:currency="USD" office:value="957267.36" calcext:value-type="currency">
            <text:p>$957,267.36</text:p>
          </table:table-cell>
          <table:table-cell table:style-name="ce10" office:value-type="percentage" office:value="0.464" calcext:value-type="percentage">
            <text:p>46.40%</text:p>
          </table:table-cell>
          <table:table-cell table:style-name="ce7" office:value-type="currency" office:currency="USD" office:value="1090610.37" calcext:value-type="currency">
            <text:p>$1,090,610.37</text:p>
          </table:table-cell>
          <table:table-cell table:style-name="ce10" office:value-type="percentage" office:value="0.5331" calcext:value-type="percentage">
            <text:p>53.31%</text:p>
          </table:table-cell>
          <table:table-cell table:style-name="ce7" office:value-type="currency" office:currency="USD" office:value="1058731.97" calcext:value-type="currency">
            <text:p>$1,058,731.97</text:p>
          </table:table-cell>
          <table:table-cell table:style-name="ce10" office:value-type="percentage" office:value="0.4121" calcext:value-type="percentage">
            <text:p>41.21%</text:p>
          </table:table-cell>
          <table:table-cell table:style-name="ce7" office:value-type="currency" office:currency="USD" office:value="1165405.46" calcext:value-type="currency">
            <text:p>$1,165,405.46</text:p>
          </table:table-cell>
          <table:table-cell table:style-name="ce10" office:value-type="percentage" office:value="0.6233" calcext:value-type="percentage">
            <text:p>62.33%</text:p>
          </table:table-cell>
          <table:table-cell table:style-name="ce7" office:value-type="currency" office:currency="USD" office:value="709639.45" calcext:value-type="currency">
            <text:p>$709,639.45</text:p>
          </table:table-cell>
          <table:table-cell table:style-name="ce10" office:value-type="percentage" office:value="0.4334" calcext:value-type="percentage">
            <text:p>43.34%</text:p>
          </table:table-cell>
          <table:table-cell table:style-name="ce7" office:value-type="currency" office:currency="USD" office:value="200943.49" calcext:value-type="currency">
            <text:p>$200,943.49</text:p>
          </table:table-cell>
          <table:table-cell table:style-name="ce10" office:value-type="percentage" office:value="0.1959" calcext:value-type="percentage">
            <text:p>19.59%</text:p>
          </table:table-cell>
          <table:table-cell table:style-name="ce7" office:value-type="currency" office:currency="USD" office:value="9875398.67" calcext:value-type="currency">
            <text:p>$9,875,398.67</text:p>
          </table:table-cell>
          <table:table-cell table:style-name="ce10" office:value-type="percentage" office:value="0.4481" calcext:value-type="percentage">
            <text:p>44.81%</text:p>
          </table:table-cell>
        </table:table-row>
        <table:table-row table:style-name="ro3">
          <table:table-cell office:value-type="string" calcext:value-type="string">
            <text:p>Gross Profit</text:p>
          </table:table-cell>
          <table:table-cell table:style-name="ce7" office:value-type="currency" office:currency="USD" office:value="461820.22" calcext:value-type="currency">
            <text:p>$461,820.22</text:p>
          </table:table-cell>
          <table:table-cell table:style-name="ce10" office:value-type="percentage" office:value="0.5407" calcext:value-type="percentage">
            <text:p>54.07%</text:p>
          </table:table-cell>
          <table:table-cell table:style-name="ce7" office:value-type="currency" office:currency="USD" office:value="750142.79" calcext:value-type="currency">
            <text:p>$750,142.79</text:p>
          </table:table-cell>
          <table:table-cell table:style-name="ce10" office:value-type="percentage" office:value="0.5879" calcext:value-type="percentage">
            <text:p>58.79%</text:p>
          </table:table-cell>
          <table:table-cell table:style-name="ce7" office:value-type="currency" office:currency="USD" office:value="1068850.2" calcext:value-type="currency">
            <text:p>$1,068,850.20</text:p>
          </table:table-cell>
          <table:table-cell table:style-name="ce10" office:value-type="percentage" office:value="0.5895" calcext:value-type="percentage">
            <text:p>58.95%</text:p>
          </table:table-cell>
          <table:table-cell table:style-name="ce7" office:value-type="currency" office:currency="USD" office:value="1433406.97" calcext:value-type="currency">
            <text:p>$1,433,406.97</text:p>
          </table:table-cell>
          <table:table-cell table:style-name="ce10" office:value-type="percentage" office:value="0.5781" calcext:value-type="percentage">
            <text:p>57.81%</text:p>
          </table:table-cell>
          <table:table-cell table:style-name="ce7" office:value-type="currency" office:currency="USD" office:value="1257169.04" calcext:value-type="currency">
            <text:p>$1,257,169.04</text:p>
          </table:table-cell>
          <table:table-cell table:style-name="ce10" office:value-type="percentage" office:value="0.5594" calcext:value-type="percentage">
            <text:p>55.94%</text:p>
          </table:table-cell>
          <table:table-cell table:style-name="ce7" office:value-type="currency" office:currency="USD" office:value="1164300.74" calcext:value-type="currency">
            <text:p>$1,164,300.74</text:p>
          </table:table-cell>
          <table:table-cell table:style-name="ce10" office:value-type="percentage" office:value="0.5394" calcext:value-type="percentage">
            <text:p>53.94%</text:p>
          </table:table-cell>
          <table:table-cell table:style-name="ce7" office:value-type="currency" office:currency="USD" office:value="1105878.34" calcext:value-type="currency">
            <text:p>$1,105,878.34</text:p>
          </table:table-cell>
          <table:table-cell table:style-name="ce10" office:value-type="percentage" office:value="0.536" calcext:value-type="percentage">
            <text:p>53.60%</text:p>
          </table:table-cell>
          <table:table-cell table:style-name="ce7" office:value-type="currency" office:currency="USD" office:value="955338.53" calcext:value-type="currency">
            <text:p>$955,338.53</text:p>
          </table:table-cell>
          <table:table-cell table:style-name="ce10" office:value-type="percentage" office:value="0.4669" calcext:value-type="percentage">
            <text:p>46.69%</text:p>
          </table:table-cell>
          <table:table-cell table:style-name="ce7" office:value-type="currency" office:currency="USD" office:value="1510489.49" calcext:value-type="currency">
            <text:p>$1,510,489.49</text:p>
          </table:table-cell>
          <table:table-cell table:style-name="ce10" office:value-type="percentage" office:value="0.5879" calcext:value-type="percentage">
            <text:p>58.79%</text:p>
          </table:table-cell>
          <table:table-cell table:style-name="ce7" office:value-type="currency" office:currency="USD" office:value="704197.29" calcext:value-type="currency">
            <text:p>$704,197.29</text:p>
          </table:table-cell>
          <table:table-cell table:style-name="ce10" office:value-type="percentage" office:value="0.3767" calcext:value-type="percentage">
            <text:p>37.67%</text:p>
          </table:table-cell>
          <table:table-cell table:style-name="ce7" office:value-type="currency" office:currency="USD" office:value="927659.78" calcext:value-type="currency">
            <text:p>$927,659.78</text:p>
          </table:table-cell>
          <table:table-cell table:style-name="ce10" office:value-type="percentage" office:value="0.5666" calcext:value-type="percentage">
            <text:p>56.66%</text:p>
          </table:table-cell>
          <table:table-cell table:style-name="ce7" office:value-type="currency" office:currency="USD" office:value="824645.41" calcext:value-type="currency">
            <text:p>$824,645.41</text:p>
          </table:table-cell>
          <table:table-cell table:style-name="ce10" office:value-type="percentage" office:value="0.8041" calcext:value-type="percentage">
            <text:p>80.41%</text:p>
          </table:table-cell>
          <table:table-cell table:style-name="ce7" office:value-type="currency" office:currency="USD" office:value="12163898.8" calcext:value-type="currency">
            <text:p>$12,163,898.80</text:p>
          </table:table-cell>
          <table:table-cell table:style-name="ce10" office:value-type="percentage" office:value="0.5519" calcext:value-type="percentage">
            <text:p>55.19%</text:p>
          </table:table-cell>
        </table:table-row>
        <table:table-row table:style-name="ro4">
          <table:table-cell table:style-name="ce3" office:value-type="string" calcext:value-type="string">
            <text:p>EndFragment</text:p>
          </table:table-cell>
          <table:table-cell table:style-name="Default"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01:00:17.159256000</meta:creation-date>
    <dc:date>2016-01-14T01:07:18.572635000</dc:date>
    <meta:editing-duration>PT7M1S</meta:editing-duration>
    <meta:editing-cycles>1</meta:editing-cycles>
    <meta:document-statistic meta:table-count="1" meta:cell-count="1113" meta:object-count="0"/>
    <meta:generator>LibreOffice/5.0.3.2$MacOSX_X86_64 LibreOffice_project/e5f16313668ac592c1bfb310f4390624e3dbfb75</meta:generator>
  </office:meta>
</office:document-meta>
</file>